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Verdana" svg:font-family="Verdana" style:font-pitch="variable"/>
    <style:font-face style:name="Verdana1" svg:font-family="Verdana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solid" draw:fill-color="#000000" fo:min-height="0.692cm"/>
    </style:style>
    <style:style style:name="gr2" style:family="graphic" style:parent-style-name="standard">
      <style:graphic-properties draw:stroke="none" svg:stroke-color="#000000" draw:fill="solid" draw:fill-color="#ccff00" fo:min-height="0.692cm"/>
    </style:style>
    <style:style style:name="gr3" style:family="graphic" style:parent-style-name="standard">
      <style:graphic-properties draw:stroke="none" svg:stroke-color="#000000" draw:fill="solid" draw:fill-color="#3399ff" fo:min-height="0.692cm"/>
    </style:style>
    <style:style style:name="gr4" style:family="graphic" style:parent-style-name="standard">
      <style:graphic-properties draw:stroke="none" svg:stroke-color="#000000" draw:fill="solid" draw:fill-color="#ffff00" fo:min-height="0.692cm"/>
    </style:style>
    <style:style style:name="gr5" style:family="graphic" style:parent-style-name="standard">
      <style:graphic-properties draw:stroke="none" svg:stroke-color="#000000" draw:fill="solid" draw:fill-color="#00cc33" fo:min-height="0.692cm"/>
    </style:style>
    <style:style style:name="gr6" style:family="graphic" style:parent-style-name="standard">
      <style:graphic-properties draw:stroke="none" svg:stroke-color="#000000" draw:fill="solid" draw:fill-color="#ff6600" fo:min-height="0.692cm"/>
    </style:style>
    <style:style style:name="gr7" style:family="graphic" style:parent-style-name="standard">
      <style:graphic-properties draw:stroke="none" svg:stroke-color="#000000" draw:fill="solid" draw:fill-color="#ff00ff" fo:min-height="0.692cm"/>
    </style:style>
    <style:style style:name="gr8" style:family="graphic" style:parent-style-name="standard">
      <style:graphic-properties draw:stroke="none" svg:stroke-color="#000000" draw:fill="solid" draw:fill-color="#ff0000" fo:min-height="0.755cm"/>
    </style:style>
    <style:style style:name="gr9" style:family="graphic" style:parent-style-name="standard">
      <style:graphic-properties draw:stroke="none" svg:stroke-color="#000000" draw:fill="solid" draw:fill-color="#111111" fo:min-height="0.712cm"/>
    </style:style>
    <style:style style:name="gr10" style:family="graphic" style:parent-style-name="standard">
      <style:graphic-properties draw:stroke="none" svg:stroke-color="#000000" draw:fill="solid" draw:fill-color="#ccff00" draw:textarea-horizontal-align="left" draw:auto-grow-height="true" draw:auto-grow-width="true" fo:min-height="0.712cm" fo:min-width="1.797cm"/>
    </style:style>
    <style:style style:name="gr11" style:family="graphic" style:parent-style-name="standard">
      <style:graphic-properties draw:stroke="none" svg:stroke-color="#000000" draw:fill="solid" draw:fill-color="#ccff00" draw:textarea-horizontal-align="left" draw:auto-grow-height="true" draw:auto-grow-width="true" fo:min-height="0.712cm" fo:min-width="5.268cm"/>
    </style:style>
    <style:style style:name="gr12" style:family="graphic" style:parent-style-name="standard">
      <style:graphic-properties draw:stroke="none" svg:stroke-color="#000000" draw:fill="solid" draw:fill-color="#00ccff" draw:textarea-horizontal-align="left" draw:auto-grow-height="true" draw:auto-grow-width="true" fo:min-height="0.712cm" fo:min-width="4.049cm"/>
    </style:style>
    <style:style style:name="gr13" style:family="graphic" style:parent-style-name="standard">
      <style:graphic-properties draw:stroke="none" svg:stroke-color="#000000" draw:fill="solid" draw:fill-color="#ccff00" draw:textarea-horizontal-align="left" draw:auto-grow-height="true" draw:auto-grow-width="true" fo:min-height="0.712cm" fo:min-width="3.825cm"/>
    </style:style>
    <style:style style:name="gr14" style:family="graphic" style:parent-style-name="standard">
      <style:graphic-properties draw:stroke="none" svg:stroke-color="#000000" draw:fill="solid" draw:fill-color="#00ccff" draw:textarea-horizontal-align="left" draw:auto-grow-height="true" draw:auto-grow-width="false" fo:min-height="0.712cm" fo:min-width="0cm"/>
    </style:style>
    <style:style style:name="gr15" style:family="graphic" style:parent-style-name="standard">
      <style:graphic-properties draw:stroke="none" svg:stroke-color="#000000" draw:fill="solid" draw:fill-color="#00ccff" draw:textarea-horizontal-align="left" draw:auto-grow-height="true" draw:auto-grow-width="true" fo:min-height="0.712cm" fo:min-width="5.598cm"/>
    </style:style>
    <style:style style:name="gr16" style:family="graphic" style:parent-style-name="standard">
      <style:graphic-properties draw:stroke="none" svg:stroke-color="#000000" draw:fill="solid" draw:fill-color="#00ccff" draw:textarea-horizontal-align="left" draw:auto-grow-height="true" draw:auto-grow-width="true" fo:min-height="0.712cm" fo:min-width="3.38cm"/>
    </style:style>
    <style:style style:name="gr17" style:family="graphic" style:parent-style-name="standard">
      <style:graphic-properties draw:stroke="none" svg:stroke-color="#000000" draw:fill="solid" draw:fill-color="#00ccff" draw:textarea-horizontal-align="left" draw:auto-grow-height="true" draw:auto-grow-width="true" fo:min-height="0.712cm" fo:min-width="4.227cm"/>
    </style:style>
    <style:style style:name="gr18" style:family="graphic" style:parent-style-name="standard">
      <style:graphic-properties draw:stroke="none" svg:stroke-color="#000000" draw:fill="solid" draw:fill-color="#00ccff" draw:textarea-horizontal-align="left" draw:auto-grow-height="true" draw:auto-grow-width="true" fo:min-height="0.712cm" fo:min-width="6.479cm"/>
    </style:style>
    <style:style style:name="gr19" style:family="graphic" style:parent-style-name="standard">
      <style:graphic-properties draw:stroke="none" svg:stroke-color="#000000" draw:fill="solid" draw:fill-color="#ffff00" draw:fill-image-width="0cm" draw:fill-image-height="0cm" draw:textarea-horizontal-align="left" draw:auto-grow-height="true" draw:auto-grow-width="true" fo:min-height="0.712cm" fo:min-width="2.47cm"/>
    </style:style>
    <style:style style:name="gr20" style:family="graphic" style:parent-style-name="standard">
      <style:graphic-properties draw:stroke="none" svg:stroke-color="#000000" draw:fill="solid" draw:fill-color="#33ff99" draw:textarea-horizontal-align="left" draw:auto-grow-height="true" draw:auto-grow-width="true" fo:min-height="0.712cm" fo:min-width="6.174cm"/>
    </style:style>
    <style:style style:name="gr21" style:family="graphic" style:parent-style-name="standard">
      <style:graphic-properties draw:stroke="none" svg:stroke-color="#000000" draw:fill="solid" draw:fill-color="#ffff66" draw:textarea-horizontal-align="left" draw:auto-grow-height="true" draw:auto-grow-width="true" fo:min-height="0.712cm" fo:min-width="5.637cm"/>
    </style:style>
    <style:style style:name="gr22" style:family="graphic" style:parent-style-name="standard">
      <style:graphic-properties draw:stroke="none" svg:stroke-color="#000000" draw:fill="solid" draw:fill-color="#33ff99" draw:textarea-horizontal-align="left" draw:auto-grow-height="true" draw:auto-grow-width="true" fo:min-height="0.712cm" fo:min-width="5.768cm"/>
    </style:style>
    <style:style style:name="gr23" style:family="graphic" style:parent-style-name="standard">
      <style:graphic-properties draw:stroke="none" svg:stroke-color="#000000" draw:fill="solid" draw:fill-color="#33ff99" draw:textarea-horizontal-align="left" draw:auto-grow-height="true" draw:auto-grow-width="true" fo:min-height="0.712cm" fo:min-width="4.261cm"/>
    </style:style>
    <style:style style:name="gr24" style:family="graphic" style:parent-style-name="standard">
      <style:graphic-properties draw:stroke="none" svg:stroke-color="#000000" draw:fill="solid" draw:fill-color="#33ff99" draw:textarea-horizontal-align="left" draw:auto-grow-height="true" draw:auto-grow-width="true" fo:min-height="0.712cm" fo:min-width="5.937cm"/>
    </style:style>
    <style:style style:name="gr25" style:family="graphic" style:parent-style-name="standard">
      <style:graphic-properties draw:stroke="none" svg:stroke-color="#000000" draw:fill="solid" draw:fill-color="#ff99ff" draw:textarea-horizontal-align="left" draw:auto-grow-height="true" draw:auto-grow-width="true" fo:min-height="0.712cm" fo:min-width="6.009cm"/>
    </style:style>
    <style:style style:name="gr26" style:family="graphic" style:parent-style-name="standard">
      <style:graphic-properties draw:stroke="none" svg:stroke-color="#000000" draw:fill="solid" draw:fill-color="#ff99ff" draw:textarea-horizontal-align="left" draw:auto-grow-height="true" draw:auto-grow-width="true" fo:min-height="0.712cm" fo:min-width="5.527cm"/>
    </style:style>
    <style:style style:name="gr27" style:family="graphic" style:parent-style-name="standard">
      <style:graphic-properties draw:stroke="none" svg:stroke-color="#000000" draw:fill="solid" draw:fill-color="#ff99ff" draw:textarea-horizontal-align="left" draw:auto-grow-height="true" draw:auto-grow-width="false" fo:min-height="0.712cm" fo:min-width="0cm"/>
    </style:style>
    <style:style style:name="gr28" style:family="graphic" style:parent-style-name="standard">
      <style:graphic-properties draw:stroke="none" svg:stroke-color="#000000" draw:fill="solid" draw:fill-color="#ff99ff" draw:textarea-horizontal-align="left" draw:auto-grow-height="true" draw:auto-grow-width="true" fo:min-height="0.712cm" fo:min-width="6.987cm"/>
    </style:style>
    <style:style style:name="gr29" style:family="graphic" style:parent-style-name="standard">
      <style:graphic-properties draw:stroke="none" svg:stroke-color="#000000" draw:fill="solid" draw:fill-color="#ff99ff" draw:textarea-horizontal-align="left" draw:auto-grow-height="true" draw:auto-grow-width="true" fo:min-height="0.712cm" fo:min-width="6.559cm"/>
    </style:style>
    <style:style style:name="gr30" style:family="graphic" style:parent-style-name="standard">
      <style:graphic-properties draw:stroke="none" svg:stroke-color="#000000" draw:fill="solid" draw:fill-color="#ff99ff" draw:textarea-horizontal-align="left" draw:auto-grow-height="true" draw:auto-grow-width="true" fo:min-height="0.712cm" fo:min-width="2.711cm"/>
    </style:style>
    <style:style style:name="gr31" style:family="graphic" style:parent-style-name="standard">
      <style:graphic-properties draw:stroke="none" svg:stroke-color="#000000" draw:fill="solid" draw:fill-color="#ff99ff" draw:textarea-horizontal-align="left" draw:auto-grow-height="true" draw:auto-grow-width="true" fo:min-height="0.712cm" fo:min-width="3.943cm"/>
    </style:style>
    <style:style style:name="gr32" style:family="graphic" style:parent-style-name="standard">
      <style:graphic-properties draw:stroke="none" svg:stroke-color="#000000" draw:fill="solid" draw:fill-color="#ff99ff" draw:textarea-horizontal-align="left" draw:auto-grow-height="true" draw:auto-grow-width="true" fo:min-height="0.712cm" fo:min-width="6.703cm"/>
    </style:style>
    <style:style style:name="gr33" style:family="graphic" style:parent-style-name="standard">
      <style:graphic-properties draw:stroke="none" svg:stroke-color="#000000" draw:fill="solid" draw:fill-color="#ffcc00" draw:textarea-horizontal-align="left" draw:auto-grow-height="true" draw:auto-grow-width="true" fo:min-height="0.712cm" fo:min-width="7.563cm"/>
    </style:style>
    <style:style style:name="gr34" style:family="graphic" style:parent-style-name="standard">
      <style:graphic-properties draw:stroke="none" svg:stroke-color="#000000" draw:fill="solid" draw:fill-color="#ffcc00" draw:textarea-horizontal-align="left" draw:auto-grow-height="true" draw:auto-grow-width="true" fo:min-height="0.712cm" fo:min-width="2.648cm"/>
    </style:style>
    <style:style style:name="gr35" style:family="graphic" style:parent-style-name="standard">
      <style:graphic-properties draw:stroke="none" svg:stroke-color="#000000" draw:fill="solid" draw:fill-color="#ffcc00" draw:textarea-horizontal-align="left" draw:auto-grow-height="true" draw:auto-grow-width="false" fo:min-height="0.712cm" fo:min-width="0cm"/>
    </style:style>
    <style:style style:name="gr36" style:family="graphic" style:parent-style-name="objectwithoutfill">
      <style:graphic-properties draw:fill="none" draw:fill-color="#ffff00" draw:textarea-vertical-align="middle"/>
    </style:style>
    <style:style style:name="gr37" style:family="graphic" style:parent-style-name="standard">
      <style:graphic-properties draw:stroke="none" svg:stroke-color="#000000" draw:fill="solid" draw:fill-color="#00ccff" draw:textarea-horizontal-align="left" draw:auto-grow-height="true" draw:auto-grow-width="true" fo:min-height="0.489cm" fo:min-width="5.598cm"/>
    </style:style>
    <style:style style:name="gr38" style:family="graphic" style:parent-style-name="standard">
      <style:graphic-properties draw:stroke="none" svg:stroke-color="#000000" draw:fill="solid" draw:fill-color="#00ccff" draw:textarea-horizontal-align="left" draw:auto-grow-height="true" draw:auto-grow-width="true" fo:min-height="0.649cm" fo:min-width="4.227cm"/>
    </style:style>
    <style:style style:name="gr39" style:family="graphic" style:parent-style-name="objectwithoutfill">
      <style:graphic-properties draw:fill="none" draw:textarea-vertical-align="middle"/>
    </style:style>
    <style:style style:name="gr40" style:family="graphic" style:parent-style-name="standard">
      <style:graphic-properties draw:stroke="none" svg:stroke-color="#000000" draw:fill="solid" draw:fill-color="#ffff00" draw:fill-image-width="0cm" draw:fill-image-height="0cm" draw:textarea-horizontal-align="left" draw:auto-grow-height="true" draw:auto-grow-width="true" fo:min-height="0.55cm" fo:min-width="2.47cm"/>
    </style:style>
    <style:style style:name="gr41" style:family="graphic" style:parent-style-name="standard">
      <style:graphic-properties draw:stroke="none" svg:stroke-color="#000000" draw:fill="solid" draw:fill-color="#33ff99" draw:textarea-horizontal-align="left" draw:auto-grow-height="true" draw:auto-grow-width="true" fo:min-height="0.489cm" fo:min-width="5.768cm"/>
    </style:style>
    <style:style style:name="gr42" style:family="graphic" style:parent-style-name="standard">
      <style:graphic-properties draw:stroke="none" svg:stroke-color="#000000" draw:fill="none" draw:fill-color="#ffffff" fo:min-height="1.423cm"/>
    </style:style>
    <style:style style:name="gr43" style:family="graphic" style:parent-style-name="standard">
      <style:graphic-properties draw:stroke="none" svg:stroke-color="#000000" draw:fill="none" draw:fill-color="#ffffff" fo:min-height="0.775cm"/>
    </style:style>
    <style:style style:name="gr44" style:family="graphic" style:parent-style-name="standard">
      <style:graphic-properties draw:stroke="none" svg:stroke-color="#000000" draw:fill="solid" draw:fill-color="#ff9999" fo:min-height="0.84cm"/>
    </style:style>
    <style:style style:name="gr45" style:family="graphic" style:parent-style-name="standard">
      <style:graphic-properties draw:stroke="none" svg:stroke-color="#000000" draw:fill="solid" draw:fill-color="#ff99ff" draw:textarea-horizontal-align="left" draw:auto-grow-height="true" draw:auto-grow-width="false" fo:min-height="0.424cm" fo:min-width="0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7" style:family="graphic" style:parent-style-name="standard">
      <style:graphic-properties draw:stroke="none" svg:stroke-color="#000000" draw:fill="solid" draw:fill-color="#ffcc00" draw:textarea-horizontal-align="left" draw:auto-grow-height="true" draw:auto-grow-width="true" fo:min-height="0cm" fo:min-width="0cm"/>
    </style:style>
    <style:style style:name="gr48" style:family="graphic" style:parent-style-name="standard">
      <style:graphic-properties draw:stroke="none" svg:stroke-color="#000000" draw:fill="solid" draw:fill-color="#ff9999" fo:min-height="0.775cm"/>
    </style:style>
    <style:style style:name="gr49" style:family="graphic" style:parent-style-name="standard">
      <style:graphic-properties draw:stroke="none" svg:stroke-color="#000000" draw:fill="solid" draw:fill-color="#ff9999" fo:min-height="0.837cm"/>
    </style:style>
    <style:style style:name="P1" style:family="paragraph">
      <loext:graphic-properties draw:fill="solid" draw:fill-color="#000000"/>
      <style:text-properties fo:color="#ffffff" style:font-name="Verdana1" fo:font-size="16pt" fo:font-weight="normal" style:font-size-asian="18pt" style:font-size-complex="18pt" style:text-scale="200%"/>
    </style:style>
    <style:style style:name="P2" style:family="paragraph">
      <loext:graphic-properties draw:fill="solid" draw:fill-color="#ccff00"/>
      <style:text-properties style:font-name="Verdana1" fo:font-size="16pt" fo:font-weight="normal" style:font-size-asian="18pt" style:font-size-complex="18pt" style:text-scale="200%"/>
    </style:style>
    <style:style style:name="P3" style:family="paragraph">
      <loext:graphic-properties draw:fill="solid" draw:fill-color="#3399ff"/>
      <style:text-properties style:font-name="Verdana1" fo:font-size="16pt" fo:font-weight="normal" style:font-size-asian="18pt" style:font-size-complex="18pt" style:text-scale="200%"/>
    </style:style>
    <style:style style:name="P4" style:family="paragraph">
      <loext:graphic-properties draw:fill="solid" draw:fill-color="#ffff00"/>
      <style:text-properties style:font-name="Verdana1" fo:font-size="16pt" fo:font-weight="normal" style:font-size-asian="18pt" style:font-size-complex="18pt" style:text-scale="200%"/>
    </style:style>
    <style:style style:name="P5" style:family="paragraph">
      <loext:graphic-properties draw:fill="solid" draw:fill-color="#00cc33"/>
      <style:text-properties style:font-name="Verdana1" fo:font-size="16pt" fo:font-weight="normal" style:font-size-asian="18pt" style:font-size-complex="18pt" style:text-scale="200%"/>
    </style:style>
    <style:style style:name="P6" style:family="paragraph">
      <loext:graphic-properties draw:fill="solid" draw:fill-color="#ff6600"/>
      <style:text-properties style:font-name="Verdana1" fo:font-size="16pt" fo:font-weight="normal" style:font-size-asian="18pt" style:font-size-complex="18pt" style:text-scale="200%"/>
    </style:style>
    <style:style style:name="P7" style:family="paragraph">
      <loext:graphic-properties draw:fill="solid" draw:fill-color="#ff00ff"/>
      <style:text-properties style:font-name="Verdana1" fo:font-size="16pt" fo:font-weight="normal" style:font-size-asian="18pt" style:font-size-complex="18pt" style:text-scale="200%"/>
    </style:style>
    <style:style style:name="P8" style:family="paragraph">
      <loext:graphic-properties draw:fill="solid" draw:fill-color="#ff0000"/>
      <style:text-properties style:font-name="Verdana1" fo:font-size="16pt" fo:font-weight="normal" style:font-size-asian="18pt" style:font-size-complex="18pt" style:text-scale="200%"/>
    </style:style>
    <style:style style:name="P9" style:family="paragraph">
      <loext:graphic-properties draw:fill="solid" draw:fill-color="#111111"/>
      <style:text-properties fo:color="#ffffff" fo:font-size="18pt" style:font-size-asian="18pt" style:font-size-complex="18pt"/>
    </style:style>
    <style:style style:name="P10" style:family="paragraph">
      <loext:graphic-properties draw:fill="solid" draw:fill-color="#ccff00"/>
    </style:style>
    <style:style style:name="P11" style:family="paragraph">
      <loext:graphic-properties draw:fill="solid" draw:fill-color="#00ccff"/>
    </style:style>
    <style:style style:name="P12" style:family="paragraph">
      <loext:graphic-properties draw:fill="solid" draw:fill-color="#ffff00" draw:fill-image-width="0cm" draw:fill-image-height="0cm"/>
    </style:style>
    <style:style style:name="P13" style:family="paragraph">
      <loext:graphic-properties draw:fill="solid" draw:fill-color="#33ff99"/>
    </style:style>
    <style:style style:name="P14" style:family="paragraph">
      <loext:graphic-properties draw:fill="solid" draw:fill-color="#ffff66"/>
    </style:style>
    <style:style style:name="P15" style:family="paragraph">
      <loext:graphic-properties draw:fill="solid" draw:fill-color="#ff99ff"/>
    </style:style>
    <style:style style:name="P16" style:family="paragraph">
      <loext:graphic-properties draw:fill="solid" draw:fill-color="#ffcc00"/>
    </style:style>
    <style:style style:name="P17" style:family="paragraph">
      <loext:graphic-properties draw:fill="none" draw:fill-color="#ffff00"/>
      <style:paragraph-properties fo:text-align="center"/>
    </style:style>
    <style:style style:name="P18" style:family="paragraph">
      <loext:graphic-properties draw:fill="none"/>
      <style:paragraph-properties fo:text-align="center"/>
    </style:style>
    <style:style style:name="P19" style:family="paragraph">
      <loext:graphic-properties draw:fill="none" draw:fill-color="#ffffff"/>
    </style:style>
    <style:style style:name="P20" style:family="paragraph">
      <loext:graphic-properties draw:fill="solid" draw:fill-color="#ff9999"/>
    </style:style>
    <style:style style:name="T1" style:family="text">
      <style:text-properties fo:color="#ffffff" style:font-name="Verdana1" fo:font-size="16pt" fo:font-weight="normal" style:font-size-asian="18pt" style:font-size-complex="18pt" style:text-scale="200%"/>
    </style:style>
    <style:style style:name="T2" style:family="text">
      <style:text-properties style:font-name="Verdana1" fo:font-size="16pt" fo:font-weight="normal" style:font-size-asian="18pt" style:font-size-complex="18pt" style:text-scale="200%"/>
    </style:style>
    <style:style style:name="T3" style:family="text">
      <style:text-properties fo:color="#ffffff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0.329cm" svg:height="0.942cm" svg:x="46.586cm" svg:y="1.791cm">
          <draw:text-box>
            <text:p><text:span text:style-name="T1">PROLOUGUE</text:span></text:p>
          </draw:text-box>
        </draw:frame>
        <draw:frame draw:style-name="gr2" draw:text-style-name="P2" draw:layer="layout" svg:width="10.329cm" svg:height="0.942cm" svg:x="46.672cm" svg:y="2.895cm">
          <draw:text-box>
            <text:p><text:span text:style-name="T2">ARRIVAL</text:span></text:p>
          </draw:text-box>
        </draw:frame>
        <draw:frame draw:style-name="gr3" draw:text-style-name="P3" draw:layer="layout" svg:width="10.383cm" svg:height="0.942cm" svg:x="46.682cm" svg:y="4.062cm">
          <draw:text-box>
            <text:p><text:span text:style-name="T2">COUNTERATTACK</text:span></text:p>
          </draw:text-box>
        </draw:frame>
        <draw:frame draw:style-name="gr4" draw:text-style-name="P4" draw:layer="layout" svg:width="10.383cm" svg:height="0.942cm" svg:x="46.651cm" svg:y="5.216cm">
          <draw:text-box>
            <text:p><text:span text:style-name="T2">REPRISAL</text:span></text:p>
          </draw:text-box>
        </draw:frame>
        <draw:frame draw:style-name="gr5" draw:text-style-name="P5" draw:layer="layout" svg:width="10.383cm" svg:height="0.942cm" svg:x="46.652cm" svg:y="6.564cm">
          <draw:text-box>
            <text:p><text:span text:style-name="T2">DURANDAL</text:span></text:p>
          </draw:text-box>
        </draw:frame>
        <draw:frame draw:style-name="gr6" draw:text-style-name="P6" draw:layer="layout" svg:width="10.383cm" svg:height="0.942cm" svg:x="46.685cm" svg:y="10.349cm">
          <draw:text-box>
            <text:p><text:span text:style-name="T2">REBELLION</text:span></text:p>
          </draw:text-box>
        </draw:frame>
        <draw:frame draw:style-name="gr7" draw:text-style-name="P7" draw:layer="layout" svg:width="10.383cm" svg:height="0.942cm" svg:x="46.621cm" svg:y="9.066cm">
          <draw:text-box>
            <text:p><text:span text:style-name="T2">THE PFHOR</text:span></text:p>
          </draw:text-box>
        </draw:frame>
        <draw:frame draw:style-name="gr8" draw:text-style-name="P8" draw:layer="layout" svg:width="10.383cm" svg:height="1.005cm" svg:x="46.652cm" svg:y="7.782cm">
          <draw:text-box>
            <text:p><text:span text:style-name="T2">TYCHO</text:span></text:p>
          </draw:text-box>
        </draw:frame>
        <draw:frame draw:style-name="gr9" draw:text-style-name="P9" xml:id="id27" draw:id="id27" draw:layer="layout" svg:width="2.429cm" svg:height="0.962cm" svg:x="36.377cm" svg:y="1.707cm">
          <draw:text-box>
            <text:p><text:span text:style-name="T3">Mirata</text:span></text:p>
          </draw:text-box>
        </draw:frame>
        <draw:frame draw:style-name="gr10" draw:text-style-name="P10" xml:id="id26" draw:id="id26" draw:layer="layout" svg:width="2.297cm" svg:height="0.962cm" svg:x="36.409cm" svg:y="3.112cm">
          <draw:text-box>
            <text:p>Arrival</text:p>
          </draw:text-box>
        </draw:frame>
        <draw:frame draw:style-name="gr11" draw:text-style-name="P10" xml:id="id25" draw:id="id25" draw:layer="layout" svg:width="5.768cm" svg:height="0.962cm" svg:x="34.646cm" svg:y="4.555cm">
          <draw:text-box>
            <text:p>Never Burn Money</text:p>
          </draw:text-box>
        </draw:frame>
        <draw:frame draw:style-name="gr12" draw:text-style-name="P11" xml:id="id23" draw:id="id23" draw:layer="layout" svg:width="4.549cm" svg:height="0.962cm" svg:x="35.256cm" svg:y="7.505cm">
          <draw:text-box>
            <text:p>Couch Fishing</text:p>
          </draw:text-box>
        </draw:frame>
        <draw:frame draw:style-name="gr13" draw:text-style-name="P10" xml:id="id24" draw:id="id24" draw:layer="layout" svg:width="4.325cm" svg:height="0.962cm" svg:x="35.351cm" svg:y="5.997cm">
          <draw:text-box>
            <text:p>Defend THIS!</text:p>
          </draw:text-box>
        </draw:frame>
        <draw:frame draw:style-name="gr14" draw:text-style-name="P11" xml:id="id22" draw:id="id22" draw:layer="layout" svg:width="3.254cm" svg:height="0.962cm" svg:x="35.863cm" svg:y="9.301cm">
          <draw:text-box>
            <text:p>The Rose</text:p>
          </draw:text-box>
        </draw:frame>
        <draw:frame draw:style-name="gr15" draw:text-style-name="P11" xml:id="id21" draw:id="id21" draw:layer="layout" svg:width="6.098cm" svg:height="0.962cm" svg:x="34.454cm" svg:y="10.999cm">
          <draw:text-box>
            <text:p>Smells Like Napalm</text:p>
          </draw:text-box>
        </draw:frame>
        <draw:frame draw:style-name="gr16" draw:text-style-name="P11" xml:id="id20" draw:id="id20" draw:layer="layout" svg:width="3.88cm" svg:height="0.962cm" svg:x="35.544cm" svg:y="12.7cm">
          <draw:text-box>
            <text:p>Cool Fusion</text:p>
          </draw:text-box>
        </draw:frame>
        <draw:frame draw:style-name="gr17" draw:text-style-name="P11" xml:id="id19" draw:id="id19" draw:layer="layout" svg:width="4.727cm" svg:height="0.962cm" svg:x="35.063cm" svg:y="14.431cm">
          <draw:text-box>
            <text:p>G4 Sunbathing</text:p>
          </draw:text-box>
        </draw:frame>
        <draw:frame draw:style-name="gr18" draw:text-style-name="P11" xml:id="id18" draw:id="id18" draw:layer="layout" svg:width="6.979cm" svg:height="0.962cm" svg:x="33.94cm" svg:y="16.26cm">
          <draw:text-box>
            <text:p>Blaspheme Quarantine</text:p>
          </draw:text-box>
        </draw:frame>
        <draw:frame draw:style-name="gr19" draw:text-style-name="P12" xml:id="id17" draw:id="id17" draw:layer="layout" svg:width="2.97cm" svg:height="0.962cm" svg:x="35.831cm" svg:y="18.378cm">
          <draw:text-box>
            <text:p>Bob-B-Q</text:p>
          </draw:text-box>
        </draw:frame>
        <draw:frame draw:style-name="gr20" draw:text-style-name="P13" xml:id="id15" draw:id="id15" draw:layer="layout" svg:width="6.674cm" svg:height="0.962cm" svg:x="34.132cm" svg:y="25.913cm">
          <draw:text-box>
            <text:p>Fire Fire Fire Fire Fire</text:p>
          </draw:text-box>
        </draw:frame>
        <draw:frame draw:style-name="gr21" draw:text-style-name="P14" xml:id="id16" draw:id="id16" draw:layer="layout" svg:width="6.137cm" svg:height="0.962cm" svg:x="34.517cm" svg:y="22.353cm">
          <draw:text-box>
            <text:p>Shake Before Using</text:p>
          </draw:text-box>
        </draw:frame>
        <draw:frame draw:style-name="gr22" draw:text-style-name="P13" xml:id="id14" draw:id="id14" draw:layer="layout" svg:width="6.268cm" svg:height="0.962cm" svg:x="34.357cm" svg:y="27.677cm">
          <draw:text-box>
            <text:p>Colony Ship for Sale</text:p>
          </draw:text-box>
        </draw:frame>
        <draw:frame draw:style-name="gr23" draw:text-style-name="P13" xml:id="id13" draw:id="id13" draw:layer="layout" svg:width="4.761cm" svg:height="0.962cm" svg:x="35.222cm" svg:y="29.25cm">
          <draw:text-box>
            <text:p>Habe Quiddam</text:p>
          </draw:text-box>
        </draw:frame>
        <draw:frame draw:style-name="gr24" draw:text-style-name="P13" xml:id="id12" draw:id="id12" draw:layer="layout" svg:width="6.437cm" svg:height="0.962cm" svg:x="34.197cm" svg:y="34.508cm">
          <draw:text-box>
            <text:p>Neither High nor Low</text:p>
          </draw:text-box>
        </draw:frame>
        <draw:frame draw:style-name="gr25" draw:text-style-name="P15" xml:id="id11" draw:id="id11" draw:layer="layout" svg:width="6.509cm" svg:height="0.962cm" svg:x="34.132cm" svg:y="36.337cm">
          <draw:text-box>
            <text:p>Pfhor Your Eyes Only</text:p>
          </draw:text-box>
        </draw:frame>
        <draw:frame draw:style-name="gr26" draw:text-style-name="P15" xml:id="id10" draw:id="id10" draw:layer="layout" svg:width="6.027cm" svg:height="0.962cm" svg:x="34.39cm" svg:y="38.197cm">
          <draw:text-box>
            <text:p>No Artificial Colours</text:p>
          </draw:text-box>
        </draw:frame>
        <draw:frame draw:style-name="gr27" draw:text-style-name="P15" xml:id="id9" draw:id="id9" draw:layer="layout" svg:width="4.265cm" svg:height="0.962cm" svg:x="35.254cm" svg:y="39.928cm">
          <draw:text-box>
            <text:p>Unpfhorgiven</text:p>
          </draw:text-box>
        </draw:frame>
        <draw:frame draw:style-name="gr28" draw:text-style-name="P15" xml:id="id8" draw:id="id8" draw:layer="layout" svg:width="7.487cm" svg:height="0.962cm" svg:x="33.65cm" svg:y="41.725cm">
          <draw:text-box>
            <text:p>Two Times Two Equals...</text:p>
          </draw:text-box>
        </draw:frame>
        <draw:frame draw:style-name="gr29" draw:text-style-name="P15" xml:id="id7" draw:id="id7" draw:layer="layout" svg:width="7.059cm" svg:height="0.962cm" svg:x="33.908cm" svg:y="43.457cm">
          <draw:text-box>
            <text:p>Beware of Low Flying...</text:p>
          </draw:text-box>
        </draw:frame>
        <draw:frame draw:style-name="gr30" draw:text-style-name="P15" xml:id="id5" draw:id="id5" draw:layer="layout" svg:width="3.211cm" svg:height="0.962cm" svg:x="35.8cm" svg:y="45.284cm">
          <draw:text-box>
            <text:p>Eupfhoria</text:p>
          </draw:text-box>
        </draw:frame>
        <draw:frame draw:style-name="gr31" draw:text-style-name="P15" xml:id="id6" draw:id="id6" draw:layer="layout" svg:width="4.443cm" svg:height="0.962cm" svg:x="35.221cm" svg:y="46.952cm">
          <draw:text-box>
            <text:p>Pfhorapfhobia</text:p>
          </draw:text-box>
        </draw:frame>
        <draw:frame draw:style-name="gr32" draw:text-style-name="P15" xml:id="id4" draw:id="id4" draw:layer="layout" svg:width="7.203cm" svg:height="0.962cm" svg:x="38.367cm" svg:y="50.577cm">
          <draw:text-box>
            <text:p>Ain’t got Time Pfhor this</text:p>
          </draw:text-box>
        </draw:frame>
        <draw:frame draw:style-name="gr33" draw:text-style-name="P16" xml:id="id3" draw:id="id3" draw:layer="layout" svg:width="8.063cm" svg:height="0.962cm" svg:x="36.983cm" svg:y="52.112cm">
          <draw:text-box>
            <text:p>Welcome to the Revolution</text:p>
          </draw:text-box>
        </draw:frame>
        <draw:frame draw:style-name="gr34" draw:text-style-name="P16" xml:id="id1" draw:id="id1" draw:layer="layout" svg:width="3.148cm" svg:height="0.962cm" svg:x="39.521cm" svg:y="54.485cm">
          <draw:text-box>
            <text:p>Try Again</text:p>
          </draw:text-box>
        </draw:frame>
        <draw:frame draw:style-name="gr35" draw:text-style-name="P16" xml:id="id2" draw:id="id2" draw:layer="layout" svg:width="4.833cm" svg:height="0.962cm" svg:x="38.622cm" svg:y="56.604cm">
          <draw:text-box>
            <text:p>Ingue Ferroque</text:p>
          </draw:text-box>
        </draw:frame>
        <draw:connector draw:style-name="gr36" draw:text-style-name="P17" draw:layer="layout" draw:type="curve" svg:x1="41.095cm" svg:y1="55.447cm" svg:x2="41.038cm" svg:y2="56.604cm" draw:start-shape="id1" draw:start-glue-point="2" draw:end-shape="id2" draw:end-glue-point="0" svg:d="M41095 55447c0 868-57 290-57 1157" svg:viewBox="0 0 58 1158">
          <text:p/>
        </draw:connector>
        <draw:connector draw:style-name="gr36" draw:text-style-name="P17" draw:layer="layout" draw:type="curve" svg:x1="41.014cm" svg:y1="53.074cm" svg:x2="41.095cm" svg:y2="54.485cm" draw:start-shape="id3" draw:start-glue-point="2" draw:end-shape="id1" draw:end-glue-point="0" svg:d="M41014 53074c0 1059 81 354 81 1411" svg:viewBox="0 0 82 1412">
          <text:p/>
        </draw:connector>
        <draw:connector draw:style-name="gr36" draw:text-style-name="P17" draw:layer="layout" draw:type="curve" svg:x1="41.968cm" svg:y1="51.539cm" svg:x2="41.014cm" svg:y2="52.112cm" draw:start-shape="id4" draw:start-glue-point="2" draw:end-shape="id3" draw:end-glue-point="0" svg:d="M41968 51539c0 430-954 144-954 573" svg:viewBox="0 0 955 574">
          <text:p/>
        </draw:connector>
        <draw:connector draw:style-name="gr36" draw:text-style-name="P17" draw:layer="layout" draw:type="curve" svg:x1="37.405cm" svg:y1="46.246cm" svg:x2="37.442cm" svg:y2="46.952cm" draw:start-shape="id5" draw:start-glue-point="2" draw:end-shape="id6" draw:end-glue-point="0" svg:d="M37405 46246c0 529 37 177 37 706" svg:viewBox="0 0 38 707">
          <text:p/>
        </draw:connector>
        <draw:connector draw:style-name="gr36" draw:text-style-name="P17" draw:layer="layout" draw:type="curve" svg:x1="37.437cm" svg:y1="44.419cm" svg:x2="37.405cm" svg:y2="45.284cm" draw:start-shape="id7" draw:start-glue-point="2" draw:end-shape="id5" draw:end-glue-point="0" svg:d="M37437 44419c0 649-32 217-32 865" svg:viewBox="0 0 33 866">
          <text:p/>
        </draw:connector>
        <draw:connector draw:style-name="gr36" draw:text-style-name="P17" draw:layer="layout" draw:type="curve" svg:x1="37.393cm" svg:y1="42.687cm" svg:x2="37.437cm" svg:y2="43.457cm" draw:start-shape="id8" draw:start-glue-point="2" draw:end-shape="id7" draw:end-glue-point="0" svg:d="M37393 42687c0 577 44 193 44 770" svg:viewBox="0 0 45 771">
          <text:p/>
        </draw:connector>
        <draw:connector draw:style-name="gr36" draw:text-style-name="P17" draw:layer="layout" draw:type="curve" svg:x1="37.386cm" svg:y1="40.89cm" svg:x2="37.393cm" svg:y2="41.725cm" draw:start-shape="id9" draw:start-glue-point="2" draw:end-shape="id8" draw:end-glue-point="0" svg:d="M37386 40890c0 627 7 210 7 835" svg:viewBox="0 0 8 836">
          <text:p/>
        </draw:connector>
        <draw:connector draw:style-name="gr36" draw:text-style-name="P17" draw:layer="layout" draw:type="curve" svg:x1="37.403cm" svg:y1="39.159cm" svg:x2="37.386cm" svg:y2="39.928cm" draw:start-shape="id10" draw:start-glue-point="2" draw:end-shape="id9" draw:end-glue-point="0" svg:d="M37403 39159c0 577-17 193-17 769" svg:viewBox="0 0 18 770">
          <text:p/>
        </draw:connector>
        <draw:connector draw:style-name="gr36" draw:text-style-name="P17" draw:layer="layout" draw:type="curve" svg:x1="37.386cm" svg:y1="37.299cm" svg:x2="37.403cm" svg:y2="38.197cm" draw:start-shape="id11" draw:start-glue-point="2" draw:end-shape="id10" draw:end-glue-point="0" svg:d="M37386 37299c0 673 17 225 17 898" svg:viewBox="0 0 18 899">
          <text:p/>
        </draw:connector>
        <draw:connector draw:style-name="gr36" draw:text-style-name="P17" draw:layer="layout" draw:type="curve" svg:x1="37.415cm" svg:y1="35.47cm" svg:x2="37.386cm" svg:y2="36.337cm" draw:start-shape="id12" draw:start-glue-point="2" draw:end-shape="id11" draw:end-glue-point="0" svg:d="M37415 35470c0 651-29 218-29 867" svg:viewBox="0 0 30 868">
          <text:p/>
        </draw:connector>
        <draw:connector draw:style-name="gr36" draw:text-style-name="P17" draw:layer="layout" draw:type="curve" svg:x1="35.222cm" svg:y1="29.731cm" svg:x2="37.415cm" svg:y2="34.508cm" draw:start-shape="id13" draw:start-glue-point="3" draw:end-shape="id12" draw:end-glue-point="0" svg:d="M35222 29731c-750 0-626 1315 110 1704s2083-149 2083 3073" svg:viewBox="0 0 2700 4778">
          <text:p/>
        </draw:connector>
        <draw:connector draw:style-name="gr36" draw:text-style-name="P17" draw:layer="layout" draw:type="curve" svg:x1="37.491cm" svg:y1="28.639cm" svg:x2="37.602cm" svg:y2="29.25cm" draw:start-shape="id14" draw:start-glue-point="2" draw:end-shape="id13" draw:end-glue-point="0" svg:d="M37491 28639c0 459 111 154 111 611" svg:viewBox="0 0 112 612">
          <text:p/>
        </draw:connector>
        <draw:connector draw:style-name="gr36" draw:text-style-name="P17" draw:layer="layout" draw:type="curve" svg:x1="37.469cm" svg:y1="26.875cm" svg:x2="37.491cm" svg:y2="27.677cm" draw:start-shape="id15" draw:start-glue-point="2" draw:end-shape="id14" draw:end-glue-point="0" svg:d="M37469 26875c0 601 22 201 22 802" svg:viewBox="0 0 23 803">
          <text:p/>
        </draw:connector>
        <draw:connector draw:style-name="gr36" draw:text-style-name="P17" draw:layer="layout" draw:type="curve" svg:x1="37.585cm" svg:y1="23.315cm" svg:x2="37.469cm" svg:y2="25.913cm" draw:start-shape="id16" draw:start-glue-point="2" draw:end-shape="id15" draw:end-glue-point="0" svg:d="M37585 23315c0 1948-116 650-116 2598" svg:viewBox="0 0 117 2599">
          <text:p/>
        </draw:connector>
        <draw:connector draw:style-name="gr36" draw:text-style-name="P17" draw:layer="layout" draw:type="curve" svg:x1="37.316cm" svg:y1="19.34cm" svg:x2="37.585cm" svg:y2="22.353cm" draw:start-shape="id17" draw:start-glue-point="2" draw:end-shape="id16" draw:end-glue-point="0" svg:d="M37316 19340c0 2260 269 754 269 3013" svg:viewBox="0 0 270 3014">
          <text:p/>
        </draw:connector>
        <draw:connector draw:style-name="gr36" draw:text-style-name="P17" draw:layer="layout" draw:type="curve" svg:x1="37.429cm" svg:y1="17.222cm" svg:x2="37.316cm" svg:y2="18.378cm" draw:start-shape="id18" draw:start-glue-point="2" draw:end-shape="id17" draw:end-glue-point="0" svg:d="M37429 17222c0 867-113 289-113 1156" svg:viewBox="0 0 114 1157">
          <text:p/>
        </draw:connector>
        <draw:connector draw:style-name="gr36" draw:text-style-name="P17" draw:layer="layout" draw:type="curve" svg:x1="37.426cm" svg:y1="15.393cm" svg:x2="37.429cm" svg:y2="16.26cm" draw:start-shape="id19" draw:start-glue-point="2" draw:end-shape="id18" draw:end-glue-point="0" svg:d="M37426 15393c0 651 3 218 3 867" svg:viewBox="0 0 4 868">
          <text:p/>
        </draw:connector>
        <draw:connector draw:style-name="gr36" draw:text-style-name="P17" draw:layer="layout" draw:type="curve" svg:x1="37.484cm" svg:y1="13.662cm" svg:x2="37.426cm" svg:y2="14.431cm" draw:start-shape="id20" draw:start-glue-point="2" draw:end-shape="id19" draw:end-glue-point="0" svg:d="M37484 13662c0 577-58 193-58 769" svg:viewBox="0 0 59 770">
          <text:p/>
        </draw:connector>
        <draw:connector draw:style-name="gr36" draw:text-style-name="P17" draw:layer="layout" draw:type="curve" svg:x1="37.503cm" svg:y1="11.961cm" svg:x2="37.484cm" svg:y2="12.7cm" draw:start-shape="id21" draw:start-glue-point="2" draw:end-shape="id20" draw:end-glue-point="0" svg:d="M37503 11961c0 555-19 186-19 739" svg:viewBox="0 0 20 740">
          <text:p/>
        </draw:connector>
        <draw:connector draw:style-name="gr36" draw:text-style-name="P17" draw:layer="layout" draw:type="curve" svg:x1="37.49cm" svg:y1="10.263cm" svg:x2="37.503cm" svg:y2="10.999cm" draw:start-shape="id22" draw:start-glue-point="2" draw:end-shape="id21" draw:end-glue-point="0" svg:d="M37490 10263c0 552 13 184 13 736" svg:viewBox="0 0 14 737">
          <text:p/>
        </draw:connector>
        <draw:connector draw:style-name="gr36" draw:text-style-name="P17" draw:layer="layout" draw:type="curve" svg:x1="37.53cm" svg:y1="8.467cm" svg:x2="37.49cm" svg:y2="9.301cm" draw:start-shape="id23" draw:start-glue-point="2" draw:end-shape="id22" draw:end-glue-point="0" svg:d="M37530 8467c0 625-40 209-40 834" svg:viewBox="0 0 41 835">
          <text:p/>
        </draw:connector>
        <draw:connector draw:style-name="gr36" draw:text-style-name="P17" draw:layer="layout" draw:type="curve" svg:x1="37.513cm" svg:y1="6.959cm" svg:x2="37.53cm" svg:y2="7.505cm" draw:start-shape="id24" draw:start-glue-point="2" draw:end-shape="id23" draw:end-glue-point="0" svg:d="M37513 6959c0 409 17 137 17 546" svg:viewBox="0 0 18 547">
          <text:p/>
        </draw:connector>
        <draw:connector draw:style-name="gr36" draw:text-style-name="P17" draw:layer="layout" draw:type="curve" svg:x1="37.53cm" svg:y1="5.517cm" svg:x2="37.513cm" svg:y2="5.997cm" draw:start-shape="id25" draw:start-glue-point="2" draw:end-shape="id24" draw:end-glue-point="0" svg:d="M37530 5517c0 360-17 120-17 480" svg:viewBox="0 0 18 481">
          <text:p/>
        </draw:connector>
        <draw:connector draw:style-name="gr36" draw:text-style-name="P17" draw:layer="layout" draw:type="curve" svg:x1="37.557cm" svg:y1="4.074cm" svg:x2="37.53cm" svg:y2="4.555cm" draw:start-shape="id26" draw:start-glue-point="2" draw:end-shape="id25" draw:end-glue-point="0" svg:d="M37557 4074c0 361-27 121-27 481" svg:viewBox="0 0 28 482">
          <text:p/>
        </draw:connector>
        <draw:connector draw:style-name="gr36" draw:text-style-name="P17" draw:layer="layout" draw:type="curve" svg:x1="37.591cm" svg:y1="2.669cm" svg:x2="37.557cm" svg:y2="3.112cm" draw:start-shape="id27" draw:start-glue-point="2" draw:end-shape="id26" draw:end-glue-point="0" svg:d="M37591 2669c0 333-34 112-34 443" svg:viewBox="0 0 35 444">
          <text:p/>
        </draw:connector>
        <draw:frame draw:style-name="gr14" draw:text-style-name="P11" xml:id="id28" draw:id="id28" draw:layer="layout" svg:width="3.254cm" svg:height="0.962cm" svg:x="19.7cm" svg:y="9.237cm">
          <draw:text-box>
            <text:p>The Rose</text:p>
          </draw:text-box>
        </draw:frame>
        <draw:frame draw:style-name="gr37" draw:text-style-name="P11" xml:id="id30" draw:id="id30" draw:layer="layout" svg:width="6.098cm" svg:height="0.962cm" svg:x="18.254cm" svg:y="10.873cm">
          <draw:text-box>
            <text:p>Smells Like Napalm</text:p>
          </draw:text-box>
        </draw:frame>
        <draw:frame draw:style-name="gr16" draw:text-style-name="P11" xml:id="id32" draw:id="id32" draw:layer="layout" svg:width="3.88cm" svg:height="0.962cm" svg:x="27.462cm" svg:y="12.829cm">
          <draw:text-box>
            <text:p>Cool Fusion</text:p>
          </draw:text-box>
        </draw:frame>
        <draw:frame draw:style-name="gr38" draw:text-style-name="P11" xml:id="id33" draw:id="id33" draw:layer="layout" svg:width="4.727cm" svg:height="0.962cm" svg:x="26.981cm" svg:y="14.623cm">
          <draw:text-box>
            <text:p>G4 Sunbathing</text:p>
          </draw:text-box>
        </draw:frame>
        <draw:connector draw:style-name="gr39" draw:text-style-name="P18" draw:layer="layout" draw:type="curve" svg:x1="35.256cm" svg:y1="7.986cm" svg:x2="21.327cm" svg:y2="9.237cm" draw:start-shape="id23" draw:start-glue-point="3" draw:end-shape="id28" draw:end-glue-point="0" svg:d="M35256 7986c-9286 0-13929 417-13929 1251" svg:viewBox="0 0 13930 1252">
          <text:p/>
        </draw:connector>
        <draw:connector draw:style-name="gr39" draw:text-style-name="P18" draw:layer="layout" draw:type="curve" svg:x1="35.863cm" svg:y1="9.782cm" svg:x2="29.634cm" svg:y2="11.034cm" draw:start-shape="id22" draw:start-glue-point="3" draw:end-shape="id29" draw:end-glue-point="0" svg:d="M35863 9782c-4153 0-6229 417-6229 1252" svg:viewBox="0 0 6230 1253">
          <text:p/>
        </draw:connector>
        <draw:connector draw:style-name="gr39" draw:text-style-name="P18" draw:layer="layout" draw:type="curve" svg:x1="21.327cm" svg:y1="10.199cm" svg:x2="21.303cm" svg:y2="10.873cm" draw:start-shape="id28" draw:start-glue-point="2" draw:end-shape="id30" draw:end-glue-point="0" svg:d="M21327 10199c0 505-24 169-24 674" svg:viewBox="0 0 25 675">
          <text:p/>
        </draw:connector>
        <draw:connector draw:style-name="gr39" draw:text-style-name="P18" draw:layer="layout" draw:type="curve" svg:x1="19.7cm" svg:y1="9.718cm" svg:x2="9.877cm" svg:y2="18.153cm" draw:start-shape="id28" draw:start-glue-point="3" draw:end-shape="id31" draw:end-glue-point="0" svg:d="M19700 9718c-6549 0-9823 2811-9823 8435" svg:viewBox="0 0 9824 8436">
          <text:p/>
        </draw:connector>
        <draw:connector draw:style-name="gr39" draw:text-style-name="P18" draw:layer="layout" draw:type="curve" svg:x1="18.254cm" svg:y1="11.354cm" svg:x2="9.877cm" svg:y2="18.153cm" draw:start-shape="id30" draw:start-glue-point="3" draw:end-shape="id31" draw:end-glue-point="0" svg:d="M18254 11354c-5585 0-8377 2266-8377 6799" svg:viewBox="0 0 8378 6800">
          <text:p/>
        </draw:connector>
        <draw:frame draw:style-name="gr16" draw:text-style-name="P11" xml:id="id34" draw:id="id34" draw:layer="layout" svg:width="3.88cm" svg:height="0.962cm" svg:x="19.372cm" svg:y="12.765cm">
          <draw:text-box>
            <text:p>Cool Fusion</text:p>
          </draw:text-box>
        </draw:frame>
        <draw:connector draw:style-name="gr39" draw:text-style-name="P18" draw:layer="layout" draw:type="curve" svg:x1="34.454cm" svg:y1="11.48cm" svg:x2="31.943cm" svg:y2="11.546cm" draw:start-shape="id21" draw:start-glue-point="3" draw:end-shape="id29" draw:end-glue-point="1" svg:d="M34454 11480c-1882 0-627 66-2511 66" svg:viewBox="0 0 2512 67">
          <text:p/>
        </draw:connector>
        <draw:connector draw:style-name="gr39" draw:text-style-name="P18" draw:layer="layout" draw:type="curve" svg:x1="29.402cm" svg:y1="13.791cm" svg:x2="29.344cm" svg:y2="14.623cm" draw:start-shape="id32" draw:start-glue-point="2" draw:end-shape="id33" draw:end-glue-point="0" svg:d="M29402 13791c0 624-58 208-58 832" svg:viewBox="0 0 59 833">
          <text:p/>
        </draw:connector>
        <draw:frame draw:style-name="gr38" draw:text-style-name="P11" xml:id="id35" draw:id="id35" draw:layer="layout" svg:width="4.727cm" svg:height="0.962cm" svg:x="18.956cm" svg:y="14.559cm">
          <draw:text-box>
            <text:p>G4 Sunbathing</text:p>
          </draw:text-box>
        </draw:frame>
        <draw:connector draw:style-name="gr39" draw:text-style-name="P18" draw:layer="layout" draw:type="curve" svg:x1="21.312cm" svg:y1="13.727cm" svg:x2="21.319cm" svg:y2="14.559cm" draw:start-shape="id34" draw:start-glue-point="2" draw:end-shape="id35" draw:end-glue-point="0" svg:d="M21312 13727c0 624 7 208 7 832" svg:viewBox="0 0 8 833">
          <text:p/>
        </draw:connector>
        <draw:frame draw:style-name="gr21" draw:text-style-name="P14" xml:id="id43" draw:id="id43" draw:layer="layout" svg:width="6.137cm" svg:height="0.962cm" svg:x="6.802cm" svg:y="20.236cm">
          <draw:text-box>
            <text:p>Shake Before Using</text:p>
          </draw:text-box>
        </draw:frame>
        <draw:frame draw:style-name="gr40" draw:text-style-name="P12" xml:id="id37" draw:id="id37" draw:layer="layout" svg:width="2.97cm" svg:height="0.962cm" svg:x="15.428cm" svg:y="17.414cm">
          <draw:text-box>
            <text:p>Bob-B-Q</text:p>
          </draw:text-box>
        </draw:frame>
        <draw:frame draw:style-name="gr18" draw:text-style-name="P11" xml:id="id36" draw:id="id36" draw:layer="layout" svg:width="6.979cm" svg:height="0.962cm" svg:x="25.794cm" svg:y="16.389cm">
          <draw:text-box>
            <text:p>Blaspheme Quarantine</text:p>
          </draw:text-box>
        </draw:frame>
        <draw:connector draw:style-name="gr39" draw:text-style-name="P18" draw:layer="layout" draw:type="curve" svg:x1="29.344cm" svg:y1="15.585cm" svg:x2="29.283cm" svg:y2="16.389cm" draw:start-shape="id33" draw:start-glue-point="2" draw:end-shape="id36" draw:end-glue-point="0" svg:d="M29344 15585c0 603-61 201-61 804" svg:viewBox="0 0 62 805">
          <text:p/>
        </draw:connector>
        <draw:connector draw:style-name="gr39" draw:text-style-name="P18" draw:layer="layout" draw:type="curve" svg:x1="21.303cm" svg:y1="11.835cm" svg:x2="21.312cm" svg:y2="12.765cm" draw:start-shape="id30" draw:start-glue-point="2" draw:end-shape="id34" draw:end-glue-point="0" svg:d="M21303 11835c0 697 9 233 9 930" svg:viewBox="0 0 10 931">
          <text:p/>
        </draw:connector>
        <draw:frame draw:style-name="gr20" draw:text-style-name="P13" xml:id="id40" draw:id="id40" draw:layer="layout" svg:width="6.674cm" svg:height="0.962cm" svg:x="26.436cm" svg:y="28.542cm">
          <draw:text-box>
            <text:p>Fire Fire Fire Fire Fire</text:p>
          </draw:text-box>
        </draw:frame>
        <draw:frame draw:style-name="gr21" draw:text-style-name="P14" xml:id="id39" draw:id="id39" draw:layer="layout" svg:width="6.137cm" svg:height="0.962cm" svg:x="27.525cm" svg:y="21.584cm">
          <draw:text-box>
            <text:p>Shake Before Using</text:p>
          </draw:text-box>
        </draw:frame>
        <draw:connector draw:style-name="gr39" draw:text-style-name="P18" draw:layer="layout" draw:type="curve" svg:x1="15.428cm" svg:y1="17.895cm" svg:x2="12.251cm" svg:y2="18.989cm" draw:start-shape="id37" draw:start-glue-point="3" draw:end-shape="id31" svg:d="M15428 17895c-2382 0-794 1094-3177 1094" svg:viewBox="0 0 3178 1095">
          <text:p/>
        </draw:connector>
        <draw:frame draw:style-name="gr21" draw:text-style-name="P14" xml:id="id38" draw:id="id38" draw:layer="layout" svg:width="6.137cm" svg:height="0.962cm" svg:x="14.187cm" svg:y="20.302cm">
          <draw:text-box>
            <text:p>Shake Before Using</text:p>
          </draw:text-box>
        </draw:frame>
        <draw:connector draw:style-name="gr39" draw:text-style-name="P18" draw:layer="layout" draw:type="curve" svg:x1="16.913cm" svg:y1="18.376cm" svg:x2="17.255cm" svg:y2="20.302cm" draw:start-shape="id37" draw:start-glue-point="2" draw:end-shape="id38" draw:end-glue-point="0" svg:d="M16913 18376c0 1444 342 482 342 1926" svg:viewBox="0 0 343 1927">
          <text:p/>
        </draw:connector>
        <draw:connector draw:style-name="gr39" draw:text-style-name="P18" draw:layer="layout" draw:type="curve" svg:x1="30.593cm" svg:y1="22.546cm" svg:x2="29.773cm" svg:y2="28.542cm" draw:start-shape="id39" draw:start-glue-point="2" draw:end-shape="id40" draw:end-glue-point="0" svg:d="M30593 22546c0 4497-820 1499-820 5996" svg:viewBox="0 0 821 5997">
          <text:p/>
        </draw:connector>
        <draw:connector draw:style-name="gr39" draw:text-style-name="P18" draw:layer="layout" draw:type="curve" svg:x1="29.283cm" svg:y1="17.351cm" svg:x2="30.593cm" svg:y2="21.584cm" draw:start-shape="id36" draw:start-glue-point="2" draw:end-shape="id39" draw:end-glue-point="0" svg:d="M29283 17351c0 3175 1310 1059 1310 4233" svg:viewBox="0 0 1311 4234">
          <text:p/>
        </draw:connector>
        <draw:frame draw:style-name="gr40" draw:text-style-name="P12" xml:id="id41" draw:id="id41" draw:layer="layout" svg:width="2.97cm" svg:height="0.962cm" svg:x="21.585cm" svg:y="18.505cm">
          <draw:text-box>
            <text:p>Bob-B-Q</text:p>
          </draw:text-box>
        </draw:frame>
        <draw:connector draw:style-name="gr39" draw:text-style-name="P18" draw:layer="layout" draw:type="curve" svg:x1="21.319cm" svg:y1="15.521cm" svg:x2="23.07cm" svg:y2="18.505cm" draw:start-shape="id35" draw:start-glue-point="2" draw:end-shape="id41" draw:end-glue-point="0" svg:d="M21319 15521c0 2238 1751 746 1751 2984" svg:viewBox="0 0 1752 2985">
          <text:p/>
        </draw:connector>
        <draw:connector draw:style-name="gr39" draw:text-style-name="P18" draw:layer="layout" draw:type="curve" svg:x1="21.585cm" svg:y1="18.986cm" svg:x2="12.251cm" svg:y2="18.989cm" draw:start-shape="id41" draw:start-glue-point="3" draw:end-shape="id31" svg:d="M21585 18986c-7000 0-2334 3-9334 3" svg:viewBox="0 0 9335 4">
          <text:p/>
        </draw:connector>
        <draw:frame draw:style-name="gr20" draw:text-style-name="P13" xml:id="id42" draw:id="id42" draw:layer="layout" svg:width="6.674cm" svg:height="0.962cm" svg:x="16.43cm" svg:y="28.67cm">
          <draw:text-box>
            <text:p>Fire Fire Fire Fire Fire</text:p>
          </draw:text-box>
        </draw:frame>
        <draw:connector draw:style-name="gr39" draw:text-style-name="P18" draw:layer="layout" draw:type="curve" svg:x1="17.255cm" svg:y1="21.264cm" svg:x2="19.767cm" svg:y2="28.67cm" draw:start-shape="id38" draw:start-glue-point="2" draw:end-shape="id42" draw:end-glue-point="0" svg:d="M17255 21264c0 5554 2512 1852 2512 7406" svg:viewBox="0 0 2513 7407">
          <text:p/>
        </draw:connector>
        <draw:frame draw:style-name="gr20" draw:text-style-name="P13" xml:id="id44" draw:id="id44" draw:layer="layout" svg:width="6.674cm" svg:height="0.962cm" svg:x="7.898cm" svg:y="28.862cm">
          <draw:text-box>
            <text:p>Fire Fire Fire Fire Fire</text:p>
          </draw:text-box>
        </draw:frame>
        <draw:connector draw:style-name="gr39" draw:text-style-name="P18" draw:layer="layout" draw:type="curve" svg:x1="9.87cm" svg:y1="21.198cm" svg:x2="11.235cm" svg:y2="28.862cm" draw:start-shape="id43" draw:start-glue-point="2" draw:end-shape="id44" draw:end-glue-point="0" svg:d="M9870 21198c0 5748 1365 1916 1365 7664" svg:viewBox="0 0 1366 7665">
          <text:p/>
        </draw:connector>
        <draw:connector draw:style-name="gr39" draw:text-style-name="P18" draw:layer="layout" draw:type="curve" svg:x1="30.593cm" svg:y1="22.546cm" svg:x2="11.235cm" svg:y2="28.862cm" draw:start-shape="id39" draw:end-shape="id44" draw:end-glue-point="0" svg:d="M30593 22546c0 4737-19358 1579-19358 6316" svg:viewBox="0 0 19359 6317">
          <text:p/>
        </draw:connector>
        <draw:connector draw:style-name="gr39" draw:text-style-name="P18" draw:layer="layout" draw:type="curve" svg:x1="14.187cm" svg:y1="20.783cm" svg:x2="11.235cm" svg:y2="28.862cm" draw:start-shape="id38" draw:start-glue-point="3" draw:end-shape="id44" draw:end-glue-point="0" svg:d="M14187 20783c-1968 0-2952 2693-2952 8079" svg:viewBox="0 0 2953 8080">
          <text:p/>
        </draw:connector>
        <draw:frame draw:style-name="gr22" draw:text-style-name="P13" xml:id="id45" draw:id="id45" draw:layer="layout" svg:width="6.268cm" svg:height="0.962cm" svg:x="26.468cm" svg:y="30.691cm">
          <draw:text-box>
            <text:p>Colony Ship for Sale</text:p>
          </draw:text-box>
        </draw:frame>
        <draw:frame draw:style-name="gr22" draw:text-style-name="P13" xml:id="id46" draw:id="id46" draw:layer="layout" svg:width="6.268cm" svg:height="0.962cm" svg:x="16.718cm" svg:y="30.562cm">
          <draw:text-box>
            <text:p>Colony Ship for Sale</text:p>
          </draw:text-box>
        </draw:frame>
        <draw:frame draw:style-name="gr41" draw:text-style-name="P13" xml:id="id47" draw:id="id47" draw:layer="layout" svg:width="6.268cm" svg:height="0.962cm" svg:x="8.059cm" svg:y="30.626cm">
          <draw:text-box>
            <text:p>Colony Ship for Sale</text:p>
          </draw:text-box>
        </draw:frame>
        <draw:connector draw:style-name="gr39" draw:text-style-name="P18" draw:layer="layout" draw:type="curve" svg:x1="29.773cm" svg:y1="29.504cm" svg:x2="29.602cm" svg:y2="30.691cm" draw:start-shape="id40" draw:start-glue-point="2" draw:end-shape="id45" draw:end-glue-point="0" svg:d="M29773 29504c0 891-171 298-171 1187" svg:viewBox="0 0 172 1188">
          <text:p/>
        </draw:connector>
        <draw:connector draw:style-name="gr39" draw:text-style-name="P18" draw:layer="layout" draw:type="curve" svg:x1="19.767cm" svg:y1="29.632cm" svg:x2="19.852cm" svg:y2="30.562cm" draw:start-shape="id42" draw:start-glue-point="2" draw:end-shape="id46" draw:end-glue-point="0" svg:d="M19767 29632c0 697 85 233 85 930" svg:viewBox="0 0 86 931">
          <text:p/>
        </draw:connector>
        <draw:connector draw:style-name="gr39" draw:text-style-name="P18" draw:layer="layout" draw:type="curve" svg:x1="11.235cm" svg:y1="29.824cm" svg:x2="11.193cm" svg:y2="30.626cm" draw:start-shape="id44" draw:start-glue-point="2" draw:end-shape="id47" draw:end-glue-point="0" svg:d="M11235 29824c0 601-42 201-42 802" svg:viewBox="0 0 43 803">
          <text:p/>
        </draw:connector>
        <draw:frame draw:style-name="gr42" draw:text-style-name="P19" xml:id="id31" draw:id="id31" draw:layer="layout" svg:width="4.747cm" svg:height="1.673cm" svg:x="7.504cm" svg:y="18.153cm">
          <draw:text-box>
            <text:p>Leela Dies &amp;</text:p>
            <text:p>BOB is Dead</text:p>
          </draw:text-box>
        </draw:frame>
        <draw:frame draw:style-name="gr43" draw:text-style-name="P19" xml:id="id29" draw:id="id29" draw:layer="layout" svg:width="4.617cm" svg:height="1.025cm" svg:x="27.326cm" svg:y="11.034cm">
          <draw:text-box>
            <text:p>BOB Is Dead</text:p>
          </draw:text-box>
        </draw:frame>
        <draw:connector draw:style-name="gr39" draw:text-style-name="P18" draw:layer="layout" draw:type="curve" svg:x1="29.634cm" svg:y1="12.059cm" svg:x2="29.402cm" svg:y2="12.829cm" draw:start-shape="id29" draw:start-glue-point="2" draw:end-shape="id32" draw:end-glue-point="0" svg:d="M29634 12059c0 577-232 193-232 770" svg:viewBox="0 0 233 771">
          <text:p/>
        </draw:connector>
        <draw:connector draw:style-name="gr39" draw:text-style-name="P18" draw:layer="layout" draw:type="curve" svg:x1="9.877cm" svg:y1="19.826cm" svg:x2="9.87cm" svg:y2="20.236cm" draw:start-shape="id31" draw:start-glue-point="2" draw:end-shape="id43" draw:end-glue-point="0" svg:d="M9877 19826c0 307-7 103-7 410" svg:viewBox="0 0 8 411">
          <text:p/>
        </draw:connector>
        <draw:frame draw:style-name="gr44" draw:text-style-name="P20" xml:id="id86" draw:id="id86" draw:layer="layout" svg:width="10.326cm" svg:height="1.09cm" svg:x="47.53cm" svg:y="29.824cm">
          <draw:text-box>
            <text:p>Establish Colony Communication</text:p>
          </draw:text-box>
        </draw:frame>
        <draw:frame draw:style-name="gr23" draw:text-style-name="P13" xml:id="id48" draw:id="id48" draw:layer="layout" svg:width="4.761cm" svg:height="0.962cm" svg:x="26.886cm" svg:y="32.391cm">
          <draw:text-box>
            <text:p>Habe Quiddam</text:p>
          </draw:text-box>
        </draw:frame>
        <draw:connector draw:style-name="gr39" draw:text-style-name="P18" draw:layer="layout" draw:type="curve" svg:x1="29.266cm" svg:y1="32.391cm" svg:x2="29.602cm" svg:y2="31.653cm" draw:start-shape="id48" draw:start-glue-point="0" draw:end-shape="id45" draw:end-glue-point="2" svg:d="M29266 32391c0-553 336-185 336-738" svg:viewBox="0 0 337 739">
          <text:p/>
        </draw:connector>
        <draw:frame draw:style-name="gr24" draw:text-style-name="P13" xml:id="id55" draw:id="id55" draw:layer="layout" svg:width="6.437cm" svg:height="0.962cm" svg:x="25.539cm" svg:y="34.445cm">
          <draw:text-box>
            <text:p>Neither High nor Low</text:p>
          </draw:text-box>
        </draw:frame>
        <draw:frame draw:style-name="gr25" draw:text-style-name="P15" xml:id="id56" draw:id="id56" draw:layer="layout" svg:width="6.509cm" svg:height="0.962cm" svg:x="25.474cm" svg:y="36.274cm">
          <draw:text-box>
            <text:p>Pfhor Your Eyes Only</text:p>
          </draw:text-box>
        </draw:frame>
        <draw:frame draw:style-name="gr27" draw:text-style-name="P15" xml:id="id54" draw:id="id54" draw:layer="layout" svg:width="4.265cm" svg:height="0.962cm" svg:x="26.532cm" svg:y="39.865cm">
          <draw:text-box>
            <text:p>Unpfhorgiven</text:p>
          </draw:text-box>
        </draw:frame>
        <draw:frame draw:style-name="gr28" draw:text-style-name="P15" xml:id="id53" draw:id="id53" draw:layer="layout" svg:width="7.487cm" svg:height="0.962cm" svg:x="24.992cm" svg:y="41.662cm">
          <draw:text-box>
            <text:p>Two Times Two Equals...</text:p>
          </draw:text-box>
        </draw:frame>
        <draw:frame draw:style-name="gr29" draw:text-style-name="P15" xml:id="id52" draw:id="id52" draw:layer="layout" svg:width="7.059cm" svg:height="0.962cm" svg:x="25.25cm" svg:y="43.395cm">
          <draw:text-box>
            <text:p>Beware of Low Flying...</text:p>
          </draw:text-box>
        </draw:frame>
        <draw:frame draw:style-name="gr30" draw:text-style-name="P15" xml:id="id51" draw:id="id51" draw:layer="layout" svg:width="3.211cm" svg:height="0.962cm" svg:x="26.949cm" svg:y="45.156cm">
          <draw:text-box>
            <text:p>Eupfhoria</text:p>
          </draw:text-box>
        </draw:frame>
        <draw:frame draw:style-name="gr31" draw:text-style-name="P15" xml:id="id49" draw:id="id49" draw:layer="layout" svg:width="4.443cm" svg:height="0.962cm" svg:x="26.434cm" svg:y="47.081cm">
          <draw:text-box>
            <text:p>Pfhorapfhobia</text:p>
          </draw:text-box>
        </draw:frame>
        <draw:frame draw:style-name="gr32" draw:text-style-name="P15" xml:id="id50" draw:id="id50" draw:layer="layout" svg:width="7.203cm" svg:height="0.962cm" svg:x="25.153cm" svg:y="49.037cm">
          <draw:text-box>
            <text:p>Ain’t got Time Pfhor this</text:p>
          </draw:text-box>
        </draw:frame>
        <draw:connector draw:style-name="gr36" draw:text-style-name="P17" draw:layer="layout" draw:type="curve" svg:x1="28.655cm" svg:y1="48.043cm" svg:x2="28.754cm" svg:y2="49.037cm" draw:start-shape="id49" draw:start-glue-point="2" draw:end-shape="id50" draw:end-glue-point="0" svg:d="M28655 48043c0 745 99 249 99 994" svg:viewBox="0 0 100 995">
          <text:p/>
        </draw:connector>
        <draw:connector draw:style-name="gr36" draw:text-style-name="P17" draw:layer="layout" draw:type="curve" svg:x1="28.554cm" svg:y1="46.118cm" svg:x2="28.655cm" svg:y2="47.081cm" draw:start-shape="id51" draw:start-glue-point="2" draw:end-shape="id49" draw:end-glue-point="0" svg:d="M28554 46118c0 723 101 242 101 963" svg:viewBox="0 0 102 964">
          <text:p/>
        </draw:connector>
        <draw:connector draw:style-name="gr36" draw:text-style-name="P17" draw:layer="layout" draw:type="curve" svg:x1="28.779cm" svg:y1="44.357cm" svg:x2="28.554cm" svg:y2="45.156cm" draw:start-shape="id52" draw:start-glue-point="2" draw:end-shape="id51" draw:end-glue-point="0" svg:d="M28779 44357c0 600-225 201-225 799" svg:viewBox="0 0 226 800">
          <text:p/>
        </draw:connector>
        <draw:connector draw:style-name="gr36" draw:text-style-name="P17" draw:layer="layout" draw:type="curve" svg:x1="28.735cm" svg:y1="42.624cm" svg:x2="28.779cm" svg:y2="43.395cm" draw:start-shape="id53" draw:start-glue-point="2" draw:end-shape="id52" draw:end-glue-point="0" svg:d="M28735 42624c0 579 44 194 44 771" svg:viewBox="0 0 45 772">
          <text:p/>
        </draw:connector>
        <draw:connector draw:style-name="gr36" draw:text-style-name="P17" draw:layer="layout" draw:type="curve" svg:x1="28.664cm" svg:y1="40.827cm" svg:x2="28.735cm" svg:y2="41.662cm" draw:start-shape="id54" draw:start-glue-point="2" draw:end-shape="id53" draw:end-glue-point="0" svg:d="M28664 40827c0 627 71 210 71 835" svg:viewBox="0 0 72 836">
          <text:p/>
        </draw:connector>
        <draw:connector draw:style-name="gr36" draw:text-style-name="P17" draw:layer="layout" draw:type="curve" svg:x1="28.757cm" svg:y1="35.407cm" svg:x2="28.728cm" svg:y2="36.274cm" draw:start-shape="id55" draw:start-glue-point="2" draw:end-shape="id56" draw:end-glue-point="0" svg:d="M28757 35407c0 651-29 218-29 867" svg:viewBox="0 0 30 868">
          <text:p/>
        </draw:connector>
        <draw:frame draw:style-name="gr24" draw:text-style-name="P13" xml:id="id68" draw:id="id68" draw:layer="layout" svg:width="6.437cm" svg:height="0.962cm" svg:x="16.815cm" svg:y="34.574cm">
          <draw:text-box>
            <text:p>Neither High nor Low</text:p>
          </draw:text-box>
        </draw:frame>
        <draw:frame draw:style-name="gr25" draw:text-style-name="P15" xml:id="id67" draw:id="id67" draw:layer="layout" svg:width="6.509cm" svg:height="0.962cm" svg:x="16.75cm" svg:y="36.403cm">
          <draw:text-box>
            <text:p>Pfhor Your Eyes Only</text:p>
          </draw:text-box>
        </draw:frame>
        <draw:frame draw:style-name="gr26" draw:text-style-name="P15" xml:id="id66" draw:id="id66" draw:layer="layout" svg:width="6.027cm" svg:height="0.962cm" svg:x="17.008cm" svg:y="38.263cm">
          <draw:text-box>
            <text:p>No Artificial Colours</text:p>
          </draw:text-box>
        </draw:frame>
        <draw:frame draw:style-name="gr27" draw:text-style-name="P15" xml:id="id65" draw:id="id65" draw:layer="layout" svg:width="4.265cm" svg:height="0.962cm" svg:x="17.872cm" svg:y="39.994cm">
          <draw:text-box>
            <text:p>Unpfhorgiven</text:p>
          </draw:text-box>
        </draw:frame>
        <draw:frame draw:style-name="gr28" draw:text-style-name="P15" xml:id="id64" draw:id="id64" draw:layer="layout" svg:width="7.487cm" svg:height="0.962cm" svg:x="16.268cm" svg:y="41.791cm">
          <draw:text-box>
            <text:p>Two Times Two Equals...</text:p>
          </draw:text-box>
        </draw:frame>
        <draw:frame draw:style-name="gr29" draw:text-style-name="P15" xml:id="id63" draw:id="id63" draw:layer="layout" svg:width="7.059cm" svg:height="0.962cm" svg:x="16.526cm" svg:y="43.523cm">
          <draw:text-box>
            <text:p>Beware of Low Flying...</text:p>
          </draw:text-box>
        </draw:frame>
        <draw:frame draw:style-name="gr30" draw:text-style-name="P15" xml:id="id62" draw:id="id62" draw:layer="layout" svg:width="3.211cm" svg:height="0.962cm" svg:x="18.418cm" svg:y="45.35cm">
          <draw:text-box>
            <text:p>Eupfhoria</text:p>
          </draw:text-box>
        </draw:frame>
        <draw:frame draw:style-name="gr31" draw:text-style-name="P15" xml:id="id61" draw:id="id61" draw:layer="layout" svg:width="4.443cm" svg:height="0.962cm" svg:x="17.839cm" svg:y="47.018cm">
          <draw:text-box>
            <text:p>Pfhorapfhobia</text:p>
          </draw:text-box>
        </draw:frame>
        <draw:frame draw:style-name="gr32" draw:text-style-name="P15" xml:id="id60" draw:id="id60" draw:layer="layout" svg:width="7.203cm" svg:height="0.962cm" svg:x="16.686cm" svg:y="49.103cm">
          <draw:text-box>
            <text:p>Ain’t got Time Pfhor this</text:p>
          </draw:text-box>
        </draw:frame>
        <draw:frame draw:style-name="gr33" draw:text-style-name="P16" xml:id="id59" draw:id="id59" draw:layer="layout" svg:width="8.063cm" svg:height="0.962cm" svg:x="16.202cm" svg:y="51.088cm">
          <draw:text-box>
            <text:p>Welcome to the Revolution</text:p>
          </draw:text-box>
        </draw:frame>
        <draw:frame draw:style-name="gr34" draw:text-style-name="P16" xml:id="id57" draw:id="id57" draw:layer="layout" svg:width="3.148cm" svg:height="0.962cm" svg:x="18.995cm" svg:y="55.703cm">
          <draw:text-box>
            <text:p>Try Again</text:p>
          </draw:text-box>
        </draw:frame>
        <draw:frame draw:style-name="gr35" draw:text-style-name="P16" xml:id="id58" draw:id="id58" draw:layer="layout" svg:width="4.833cm" svg:height="0.962cm" svg:x="18.226cm" svg:y="57.438cm">
          <draw:text-box>
            <text:p>Ingue Ferroque</text:p>
          </draw:text-box>
        </draw:frame>
        <draw:connector draw:style-name="gr36" draw:text-style-name="P17" draw:layer="layout" draw:type="curve" svg:x1="20.569cm" svg:y1="56.665cm" svg:x2="20.642cm" svg:y2="57.438cm" draw:start-shape="id57" draw:start-glue-point="2" draw:end-shape="id58" draw:end-glue-point="0" svg:d="M20569 56665c0 580 73 194 73 773" svg:viewBox="0 0 74 774">
          <text:p/>
        </draw:connector>
        <draw:connector draw:style-name="gr36" draw:text-style-name="P17" draw:layer="layout" draw:type="curve" svg:x1="20.233cm" svg:y1="52.05cm" svg:x2="20.569cm" svg:y2="55.703cm" draw:start-shape="id59" draw:start-glue-point="2" draw:end-shape="id57" draw:end-glue-point="0" svg:d="M20233 52050c0 2740 336 914 336 3653" svg:viewBox="0 0 337 3654">
          <text:p/>
        </draw:connector>
        <draw:connector draw:style-name="gr36" draw:text-style-name="P17" draw:layer="layout" draw:type="curve" svg:x1="20.287cm" svg:y1="50.065cm" svg:x2="20.233cm" svg:y2="51.088cm" draw:start-shape="id60" draw:start-glue-point="2" draw:end-shape="id59" draw:end-glue-point="0" svg:d="M20287 50065c0 768-54 257-54 1023" svg:viewBox="0 0 55 1024">
          <text:p/>
        </draw:connector>
        <draw:connector draw:style-name="gr36" draw:text-style-name="P17" draw:layer="layout" draw:type="curve" svg:x1="20.06cm" svg:y1="47.98cm" svg:x2="20.287cm" svg:y2="49.103cm" draw:start-shape="id61" draw:start-glue-point="2" draw:end-shape="id60" draw:end-glue-point="0" svg:d="M20060 47980c0 843 227 282 227 1123" svg:viewBox="0 0 228 1124">
          <text:p/>
        </draw:connector>
        <draw:connector draw:style-name="gr36" draw:text-style-name="P17" draw:layer="layout" draw:type="curve" svg:x1="20.023cm" svg:y1="46.312cm" svg:x2="20.06cm" svg:y2="47.018cm" draw:start-shape="id62" draw:start-glue-point="2" draw:end-shape="id61" draw:end-glue-point="0" svg:d="M20023 46312c0 529 37 177 37 706" svg:viewBox="0 0 38 707">
          <text:p/>
        </draw:connector>
        <draw:connector draw:style-name="gr36" draw:text-style-name="P17" draw:layer="layout" draw:type="curve" svg:x1="20.055cm" svg:y1="44.485cm" svg:x2="20.023cm" svg:y2="45.35cm" draw:start-shape="id63" draw:start-glue-point="2" draw:end-shape="id62" draw:end-glue-point="0" svg:d="M20055 44485c0 649-32 217-32 865" svg:viewBox="0 0 33 866">
          <text:p/>
        </draw:connector>
        <draw:connector draw:style-name="gr36" draw:text-style-name="P17" draw:layer="layout" draw:type="curve" svg:x1="20.011cm" svg:y1="42.753cm" svg:x2="20.055cm" svg:y2="43.523cm" draw:start-shape="id64" draw:start-glue-point="2" draw:end-shape="id63" draw:end-glue-point="0" svg:d="M20011 42753c0 577 44 193 44 770" svg:viewBox="0 0 45 771">
          <text:p/>
        </draw:connector>
        <draw:connector draw:style-name="gr36" draw:text-style-name="P17" draw:layer="layout" draw:type="curve" svg:x1="20.004cm" svg:y1="40.956cm" svg:x2="20.011cm" svg:y2="41.791cm" draw:start-shape="id65" draw:start-glue-point="2" draw:end-shape="id64" draw:end-glue-point="0" svg:d="M20004 40956c0 627 7 210 7 835" svg:viewBox="0 0 8 836">
          <text:p/>
        </draw:connector>
        <draw:connector draw:style-name="gr36" draw:text-style-name="P17" draw:layer="layout" draw:type="curve" svg:x1="20.021cm" svg:y1="39.225cm" svg:x2="20.004cm" svg:y2="39.994cm" draw:start-shape="id66" draw:start-glue-point="2" draw:end-shape="id65" draw:end-glue-point="0" svg:d="M20021 39225c0 577-17 193-17 769" svg:viewBox="0 0 18 770">
          <text:p/>
        </draw:connector>
        <draw:connector draw:style-name="gr36" draw:text-style-name="P17" draw:layer="layout" draw:type="curve" svg:x1="20.004cm" svg:y1="37.365cm" svg:x2="20.021cm" svg:y2="38.263cm" draw:start-shape="id67" draw:start-glue-point="2" draw:end-shape="id66" draw:end-glue-point="0" svg:d="M20004 37365c0 673 17 225 17 898" svg:viewBox="0 0 18 899">
          <text:p/>
        </draw:connector>
        <draw:connector draw:style-name="gr36" draw:text-style-name="P17" draw:layer="layout" draw:type="curve" svg:x1="20.033cm" svg:y1="35.536cm" svg:x2="20.004cm" svg:y2="36.403cm" draw:start-shape="id68" draw:start-glue-point="2" draw:end-shape="id67" draw:end-glue-point="0" svg:d="M20033 35536c0 651-29 218-29 867" svg:viewBox="0 0 30 868">
          <text:p/>
        </draw:connector>
        <draw:frame draw:style-name="gr24" draw:text-style-name="P13" xml:id="id74" draw:id="id74" draw:layer="layout" svg:width="6.437cm" svg:height="0.962cm" svg:x="8.053cm" svg:y="34.572cm">
          <draw:text-box>
            <text:p>Neither High nor Low</text:p>
          </draw:text-box>
        </draw:frame>
        <draw:frame draw:style-name="gr25" draw:text-style-name="P15" xml:id="id73" draw:id="id73" draw:layer="layout" svg:width="6.509cm" svg:height="0.962cm" svg:x="7.988cm" svg:y="36.401cm">
          <draw:text-box>
            <text:p>Pfhor Your Eyes Only</text:p>
          </draw:text-box>
        </draw:frame>
        <draw:frame draw:style-name="gr27" draw:text-style-name="P15" xml:id="id71" draw:id="id71" draw:layer="layout" svg:width="4.265cm" svg:height="0.962cm" svg:x="9.11cm" svg:y="39.992cm">
          <draw:text-box>
            <text:p>Unpfhorgiven</text:p>
          </draw:text-box>
        </draw:frame>
        <draw:frame draw:style-name="gr28" draw:text-style-name="P15" xml:id="id72" draw:id="id72" draw:layer="layout" svg:width="7.487cm" svg:height="0.962cm" svg:x="7.506cm" svg:y="41.789cm">
          <draw:text-box>
            <text:p>Two Times Two Equals...</text:p>
          </draw:text-box>
        </draw:frame>
        <draw:frame draw:style-name="gr30" draw:text-style-name="P15" xml:id="id69" draw:id="id69" draw:layer="layout" svg:width="3.211cm" svg:height="0.962cm" svg:x="9.271cm" svg:y="45.348cm">
          <draw:text-box>
            <text:p>Eupfhoria</text:p>
          </draw:text-box>
        </draw:frame>
        <draw:frame draw:style-name="gr31" draw:text-style-name="P15" xml:id="id70" draw:id="id70" draw:layer="layout" svg:width="4.443cm" svg:height="0.962cm" svg:x="8.436cm" svg:y="47.016cm">
          <draw:text-box>
            <text:p>Pfhorapfhobia</text:p>
          </draw:text-box>
        </draw:frame>
        <draw:frame draw:style-name="gr32" draw:text-style-name="P15" xml:id="id76" draw:id="id76" draw:layer="layout" svg:width="7.203cm" svg:height="0.962cm" svg:x="4.91cm" svg:y="49.101cm">
          <draw:text-box>
            <text:p>Ain’t got Time Pfhor this</text:p>
          </draw:text-box>
        </draw:frame>
        <draw:connector draw:style-name="gr36" draw:text-style-name="P17" draw:layer="layout" draw:type="curve" svg:x1="10.876cm" svg:y1="46.31cm" svg:x2="10.657cm" svg:y2="47.016cm" draw:start-shape="id69" draw:start-glue-point="2" draw:end-shape="id70" draw:end-glue-point="0" svg:d="M10876 46310c0 529-219 177-219 706" svg:viewBox="0 0 220 707">
          <text:p/>
        </draw:connector>
        <draw:connector draw:style-name="gr36" draw:text-style-name="P17" draw:layer="layout" draw:type="curve" svg:x1="11.242cm" svg:y1="40.954cm" svg:x2="11.249cm" svg:y2="41.789cm" draw:start-shape="id71" draw:start-glue-point="2" draw:end-shape="id72" draw:end-glue-point="0" svg:d="M11242 40954c0 627 7 210 7 835" svg:viewBox="0 0 8 836">
          <text:p/>
        </draw:connector>
        <draw:connector draw:style-name="gr36" draw:text-style-name="P17" draw:layer="layout" draw:type="curve" svg:x1="11.242cm" svg:y1="37.363cm" svg:x2="11.242cm" svg:y2="39.992cm" draw:start-shape="id73" draw:start-glue-point="2" draw:end-shape="id71" draw:end-glue-point="0" svg:d="M11242 37363v2629" svg:viewBox="0 0 1 2630">
          <text:p/>
        </draw:connector>
        <draw:connector draw:style-name="gr36" draw:text-style-name="P17" draw:layer="layout" draw:type="curve" svg:x1="11.271cm" svg:y1="35.534cm" svg:x2="11.242cm" svg:y2="36.401cm" draw:start-shape="id74" draw:start-glue-point="2" draw:end-shape="id73" draw:end-glue-point="0" svg:d="M11271 35534c0 651-29 218-29 867" svg:viewBox="0 0 30 868">
          <text:p/>
        </draw:connector>
        <draw:frame draw:style-name="gr23" draw:text-style-name="P13" xml:id="id77" draw:id="id77" draw:layer="layout" svg:width="4.761cm" svg:height="0.962cm" svg:x="17.647cm" svg:y="32.52cm">
          <draw:text-box>
            <text:p>Habe Quiddam</text:p>
          </draw:text-box>
        </draw:frame>
        <draw:frame draw:style-name="gr23" draw:text-style-name="P13" xml:id="id75" draw:id="id75" draw:layer="layout" svg:width="4.761cm" svg:height="0.962cm" svg:x="8.797cm" svg:y="32.456cm">
          <draw:text-box>
            <text:p>Habe Quiddam</text:p>
          </draw:text-box>
        </draw:frame>
        <draw:connector draw:style-name="gr39" draw:text-style-name="P18" draw:layer="layout" draw:type="curve" svg:x1="11.193cm" svg:y1="31.588cm" svg:x2="11.177cm" svg:y2="32.456cm" draw:start-shape="id47" draw:start-glue-point="2" draw:end-shape="id75" draw:end-glue-point="0" svg:d="M11193 31588c0 651-16 217-16 868" svg:viewBox="0 0 17 869">
          <text:p/>
        </draw:connector>
        <draw:connector draw:style-name="gr39" draw:text-style-name="P18" draw:layer="layout" draw:type="curve" svg:x1="11.177cm" svg:y1="33.418cm" svg:x2="11.271cm" svg:y2="34.572cm" draw:start-shape="id75" draw:start-glue-point="2" draw:end-shape="id74" draw:end-glue-point="0" svg:d="M11177 33418c0 865 94 289 94 1154" svg:viewBox="0 0 95 1155">
          <text:p/>
        </draw:connector>
        <draw:frame draw:style-name="gr45" draw:text-style-name="P15" xml:id="id81" draw:id="id81" draw:layer="layout" svg:width="5.861cm" svg:height="0.962cm" svg:x="11.043cm" svg:y="54.039cm">
          <draw:text-box>
            <text:p>A Bad Way to Die</text:p>
          </draw:text-box>
        </draw:frame>
        <draw:connector draw:style-name="gr39" draw:text-style-name="P18" draw:layer="layout" draw:type="curve" svg:x1="8.511cm" svg:y1="49.101cm" svg:x2="10.657cm" svg:y2="47.978cm" draw:start-shape="id76" draw:start-glue-point="0" draw:end-shape="id70" draw:end-glue-point="2" svg:d="M8511 49101c0-841 2146-280 2146-1123" svg:viewBox="0 0 2147 1124">
          <text:p/>
        </draw:connector>
        <draw:connector draw:style-name="gr39" draw:text-style-name="P18" draw:layer="layout" draw:type="curve" svg:x1="37.442cm" svg:y1="47.914cm" svg:x2="41.968cm" svg:y2="50.577cm" draw:start-shape="id6" draw:start-glue-point="2" draw:end-shape="id4" draw:end-glue-point="0" svg:d="M37442 47914c0 1998 4526 667 4526 2663" svg:viewBox="0 0 4527 2664">
          <text:p/>
        </draw:connector>
        <draw:connector draw:style-name="gr39" draw:text-style-name="P18" draw:layer="layout" draw:type="curve" svg:x1="19.852cm" svg:y1="31.524cm" svg:x2="20.027cm" svg:y2="32.52cm" draw:start-shape="id46" draw:start-glue-point="2" draw:end-shape="id77" draw:end-glue-point="0" svg:d="M19852 31524c0 747 175 249 175 996" svg:viewBox="0 0 176 997">
          <text:p/>
        </draw:connector>
        <draw:connector draw:style-name="gr39" draw:text-style-name="P18" draw:layer="layout" draw:type="curve" svg:x1="20.027cm" svg:y1="33.482cm" svg:x2="20.033cm" svg:y2="34.574cm" draw:start-shape="id77" draw:start-glue-point="2" draw:end-shape="id68" draw:end-glue-point="0" svg:d="M20027 33482c0 819 6 273 6 1092" svg:viewBox="0 0 7 1093">
          <text:p/>
        </draw:connector>
        <draw:connector draw:style-name="gr39" draw:text-style-name="P18" draw:layer="layout" draw:type="curve" svg:x1="28.728cm" svg:y1="37.236cm" svg:x2="28.664cm" svg:y2="39.865cm" draw:start-shape="id56" draw:start-glue-point="2" draw:end-shape="id54" draw:end-glue-point="0" svg:d="M28728 37236c0 1972-64 658-64 2629" svg:viewBox="0 0 65 2630">
          <text:p/>
        </draw:connector>
        <draw:frame draw:style-name="gr33" draw:text-style-name="P16" xml:id="id80" draw:id="id80" draw:layer="layout" svg:width="8.063cm" svg:height="0.962cm" svg:x="24.798cm" svg:y="51.022cm">
          <draw:text-box>
            <text:p>Welcome to the Revolution</text:p>
          </draw:text-box>
        </draw:frame>
        <draw:frame draw:style-name="gr34" draw:text-style-name="P16" xml:id="id78" draw:id="id78" draw:layer="layout" svg:width="3.148cm" svg:height="0.962cm" svg:x="27.526cm" svg:y="55.766cm">
          <draw:text-box>
            <text:p>Try Again</text:p>
          </draw:text-box>
        </draw:frame>
        <draw:frame draw:style-name="gr35" draw:text-style-name="P16" xml:id="id79" draw:id="id79" draw:layer="layout" svg:width="4.833cm" svg:height="0.962cm" svg:x="26.693cm" svg:y="57.437cm">
          <draw:text-box>
            <text:p>Ingue Ferroque</text:p>
          </draw:text-box>
        </draw:frame>
        <draw:connector draw:style-name="gr36" draw:text-style-name="P17" draw:layer="layout" draw:type="curve" svg:x1="29.1cm" svg:y1="56.728cm" svg:x2="29.109cm" svg:y2="57.437cm" draw:start-shape="id78" draw:start-glue-point="2" draw:end-shape="id79" draw:end-glue-point="0" svg:d="M29100 56728c0 532 9 178 9 709" svg:viewBox="0 0 10 710">
          <text:p/>
        </draw:connector>
        <draw:connector draw:style-name="gr36" draw:text-style-name="P17" draw:layer="layout" draw:type="curve" svg:x1="28.829cm" svg:y1="51.984cm" svg:x2="29.1cm" svg:y2="55.766cm" draw:start-shape="id80" draw:start-glue-point="2" draw:end-shape="id78" draw:end-glue-point="0" svg:d="M28829 51984c0 2836 271 946 271 3782" svg:viewBox="0 0 272 3783">
          <text:p/>
        </draw:connector>
        <draw:connector draw:style-name="gr39" draw:text-style-name="P18" draw:layer="layout" draw:type="curve" svg:x1="28.754cm" svg:y1="49.999cm" svg:x2="28.829cm" svg:y2="51.022cm" draw:start-shape="id50" draw:start-glue-point="2" draw:end-shape="id80" draw:end-glue-point="0" svg:d="M28754 49999c0 768 75 257 75 1023" svg:viewBox="0 0 76 1024">
          <text:p/>
        </draw:connector>
        <draw:connector draw:style-name="gr39" draw:text-style-name="P18" draw:layer="layout" draw:type="curve" svg:x1="16.686cm" svg:y1="49.584cm" svg:x2="13.973cm" svg:y2="54.039cm" draw:start-shape="id60" draw:start-glue-point="3" draw:end-shape="id81" draw:end-glue-point="0" svg:d="M16686 49584c-1809 0-2713 1485-2713 4455" svg:viewBox="0 0 2714 4456">
          <text:p/>
        </draw:connector>
        <draw:frame draw:style-name="gr27" draw:text-style-name="P15" xml:id="id82" draw:id="id82" draw:layer="layout" svg:width="5.861cm" svg:height="0.962cm" svg:x="31.569cm" svg:y="53.911cm">
          <draw:text-box>
            <text:p>A Good Way to Die</text:p>
          </draw:text-box>
        </draw:frame>
        <draw:connector draw:style-name="gr39" draw:text-style-name="P18" draw:layer="layout" draw:type="curve" svg:x1="32.356cm" svg:y1="49.518cm" svg:x2="34.499cm" svg:y2="53.911cm" draw:start-shape="id50" draw:start-glue-point="1" draw:end-shape="id82" draw:end-glue-point="0" svg:d="M32356 49518c1429 0 2143 1464 2143 4393" svg:viewBox="0 0 2144 4394">
          <text:p/>
        </draw:connector>
        <draw:connector draw:style-name="gr39" draw:text-style-name="P18" draw:layer="layout" draw:type="curve" svg:x1="38.367cm" svg:y1="51.058cm" svg:x2="34.499cm" svg:y2="53.911cm" draw:start-shape="id4" draw:start-glue-point="3" draw:end-shape="id82" draw:end-glue-point="0" svg:d="M38367 51058c-2579 0-3868 951-3868 2853" svg:viewBox="0 0 3869 2854">
          <text:p/>
        </draw:connector>
        <draw:connector draw:style-name="gr39" draw:text-style-name="P18" draw:layer="layout" draw:type="curve" svg:x1="13.973cm" svg:y1="54.039cm" svg:x2="12.879cm" svg:y2="47.497cm" draw:start-shape="id81" draw:start-glue-point="0" draw:end-shape="id70" draw:end-glue-point="1" svg:d="M13973 54039c0-4362-364-6542-1094-6542" svg:viewBox="0 0 1095 6543">
          <text:p/>
        </draw:connector>
        <draw:connector draw:style-name="gr39" draw:text-style-name="P18" draw:layer="layout" draw:type="curve" svg:x1="30.877cm" svg:y1="47.562cm" svg:x2="34.499cm" svg:y2="53.911cm" draw:start-shape="id49" draw:start-glue-point="1" draw:end-shape="id82" draw:end-glue-point="0" svg:d="M30877 47562c2415 0 3622 2116 3622 6349" svg:viewBox="0 0 3623 6350">
          <text:p/>
        </draw:connector>
        <draw:connector draw:style-name="gr39" draw:text-style-name="P18" draw:layer="layout" draw:type="curve" svg:x1="34.499cm" svg:y1="53.911cm" svg:x2="35.221cm" svg:y2="47.433cm" draw:start-shape="id82" draw:start-glue-point="0" draw:end-shape="id6" draw:end-glue-point="3" svg:d="M34499 53911c0-4319 240-6478 722-6478" svg:viewBox="0 0 723 6479">
          <text:p/>
        </draw:connector>
        <draw:connector draw:style-name="gr39" draw:text-style-name="P18" draw:layer="layout" draw:type="curve" svg:x1="17.839cm" svg:y1="47.499cm" svg:x2="13.973cm" svg:y2="54.039cm" draw:start-shape="id61" draw:start-glue-point="3" draw:end-shape="id81" draw:end-glue-point="0" svg:d="M17839 47499c-2578 0-3866 2180-3866 6540" svg:viewBox="0 0 3867 6541">
          <text:p/>
        </draw:connector>
        <draw:frame draw:style-name="gr21" draw:text-style-name="P14" xml:id="id83" draw:id="id83" draw:layer="layout" svg:width="6.137cm" svg:height="0.962cm" svg:x="20.792cm" svg:y="20.751cm">
          <draw:text-box>
            <text:p>Shake Before Using</text:p>
          </draw:text-box>
        </draw:frame>
        <draw:connector draw:style-name="gr39" draw:text-style-name="P18" draw:layer="layout" draw:type="curve" svg:x1="19.767cm" svg:y1="28.67cm" svg:x2="34.517cm" svg:y2="22.834cm" draw:start-shape="id42" draw:start-glue-point="0" draw:end-shape="id16" draw:end-glue-point="3" svg:d="M19767 28670c0-3891 4916-5836 14750-5836" svg:viewBox="0 0 14751 5837">
          <text:p/>
        </draw:connector>
        <draw:connector draw:style-name="gr39" draw:text-style-name="P18" draw:layer="layout" draw:type="curve" svg:x1="23.07cm" svg:y1="19.467cm" svg:x2="23.86cm" svg:y2="20.751cm" draw:start-shape="id41" draw:start-glue-point="2" draw:end-shape="id83" draw:end-glue-point="0" svg:d="M23070 19467c0 963 790 321 790 1284" svg:viewBox="0 0 791 1285">
          <text:p/>
        </draw:connector>
        <draw:connector draw:style-name="gr39" draw:text-style-name="P18" draw:layer="layout" draw:type="curve" svg:x1="35.831cm" svg:y1="18.859cm" svg:x2="30.593cm" svg:y2="21.584cm" draw:start-shape="id17" draw:start-glue-point="3" draw:end-shape="id39" draw:end-glue-point="0" svg:d="M35831 18859c-3492 0-5238 908-5238 2725" svg:viewBox="0 0 5239 2726">
          <text:p/>
        </draw:connector>
        <draw:connector draw:style-name="gr39" draw:text-style-name="P18" draw:layer="layout" draw:type="curve" draw:line-skew="-0.434cm" svg:x1="23.86cm" svg:y1="21.713cm" svg:x2="37.469cm" svg:y2="25.913cm" draw:start-shape="id83" draw:start-glue-point="2" draw:end-shape="id15" draw:end-glue-point="0" svg:d="M23860 21713c0 2499 13609 399 13609 4200" svg:viewBox="0 0 13610 4201">
          <text:p/>
        </draw:connector>
        <draw:connector draw:style-name="gr39" draw:text-style-name="P18" draw:layer="layout" draw:type="curve" svg:x1="27.525cm" svg:y1="22.065cm" svg:x2="11.235cm" svg:y2="28.862cm" draw:start-shape="id39" draw:start-glue-point="3" draw:end-shape="id44" draw:end-glue-point="0" svg:d="M27525 22065c-10860 0-16290 2265-16290 6797" svg:viewBox="0 0 16291 6798">
          <text:p/>
        </draw:connector>
        <draw:connector draw:style-name="gr39" draw:text-style-name="P18" draw:layer="layout" draw:type="curve" svg:x1="29.266cm" svg:y1="33.353cm" svg:x2="28.757cm" svg:y2="34.445cm" draw:start-shape="id48" draw:start-glue-point="2" draw:end-shape="id55" draw:end-glue-point="0" svg:d="M29266 33353c0 819-509 273-509 1092" svg:viewBox="0 0 510 1093">
          <text:p/>
        </draw:connector>
        <draw:connector draw:style-name="gr39" draw:text-style-name="P18" draw:layer="layout" draw:type="curve" svg:x1="20.792cm" svg:y1="21.232cm" svg:x2="29.773cm" svg:y2="28.542cm" draw:start-shape="id83" draw:start-glue-point="3" draw:end-shape="id40" draw:end-glue-point="0" svg:d="M20792 21232c-750 0-626 1948 1807 2496s7174-307 7174 4814" svg:viewBox="0 0 9387 7311">
          <text:p/>
        </draw:connector>
        <draw:frame draw:style-name="gr46" draw:text-style-name="P19" xml:id="id84" draw:id="id84" draw:layer="layout" svg:width="3.491cm" svg:height="0.962cm" svg:x="14.69cm" svg:y="14.687cm">
          <draw:text-box>
            <text:p>Leela Dies</text:p>
          </draw:text-box>
        </draw:frame>
        <draw:connector draw:style-name="gr39" draw:text-style-name="P18" draw:layer="layout" draw:type="curve" svg:x1="18.956cm" svg:y1="15.04cm" svg:x2="18.181cm" svg:y2="15.168cm" draw:start-shape="id35" draw:start-glue-point="3" draw:end-shape="id84" draw:end-glue-point="1" svg:d="M18956 15040c-580 0-193 128-775 128" svg:viewBox="0 0 776 129">
          <text:p/>
        </draw:connector>
        <draw:connector draw:style-name="gr39" draw:text-style-name="P18" draw:layer="layout" draw:type="curve" svg:x1="16.435cm" svg:y1="15.649cm" svg:x2="16.913cm" svg:y2="17.414cm" draw:start-shape="id84" draw:start-glue-point="2" draw:end-shape="id37" draw:end-glue-point="0" svg:d="M16435 15649c0 1324 478 442 478 1765" svg:viewBox="0 0 479 1766">
          <text:p/>
        </draw:connector>
        <draw:connector draw:style-name="gr39" draw:text-style-name="P18" draw:layer="layout" draw:type="curve" svg:x1="11.249cm" svg:y1="42.751cm" svg:x2="10.876cm" svg:y2="45.348cm" draw:start-shape="id72" draw:start-glue-point="2" draw:end-shape="id69" draw:end-glue-point="0" svg:d="M11249 42751c0 1948-373 650-373 2597" svg:viewBox="0 0 374 2598">
          <text:p/>
        </draw:connector>
        <draw:connector draw:style-name="gr39" draw:text-style-name="P18" draw:layer="layout" draw:type="curve" svg:x1="12.113cm" svg:y1="49.582cm" svg:x2="13.973cm" svg:y2="54.039cm" draw:start-shape="id76" draw:start-glue-point="1" draw:end-shape="id81" draw:end-glue-point="0" svg:d="M12113 49582c1240 0 1860 1485 1860 4457" svg:viewBox="0 0 1861 4458">
          <text:p/>
        </draw:connector>
        <draw:frame draw:style-name="gr47" draw:text-style-name="P16" xml:id="id85" draw:id="id85" draw:layer="layout" svg:width="4.02cm" svg:height="0.962cm" svg:x="6.03cm" svg:y="54.068cm">
          <draw:text-box>
            <text:p>Alt Eplilouge</text:p>
          </draw:text-box>
        </draw:frame>
        <draw:connector draw:style-name="gr39" draw:text-style-name="P18" draw:layer="layout" draw:type="curve" svg:x1="8.511cm" svg:y1="50.063cm" svg:x2="8.04cm" svg:y2="54.068cm" draw:start-shape="id76" draw:start-glue-point="2" draw:end-shape="id85" draw:end-glue-point="0" svg:d="M8511 50063c0 3004-471 1002-471 4005" svg:viewBox="0 0 472 4006">
          <text:p/>
        </draw:connector>
        <draw:frame draw:style-name="gr48" draw:text-style-name="P20" xml:id="id88" draw:id="id88" draw:layer="layout" svg:width="7.633cm" svg:height="1.025cm" svg:x="48.684cm" svg:y="32.84cm">
          <draw:text-box>
            <text:p>Rescue Some Colonists</text:p>
          </draw:text-box>
        </draw:frame>
        <draw:frame draw:style-name="gr49" draw:text-style-name="P20" xml:id="id87" draw:id="id87" draw:layer="layout" svg:width="8.595cm" svg:height="1.087cm" svg:x="48.3cm" svg:y="31.239cm">
          <draw:text-box>
            <text:p>Plant Tycho In Colony Net</text:p>
          </draw:text-box>
        </draw:frame>
        <draw:frame draw:style-name="gr48" draw:text-style-name="P20" xml:id="id99" draw:id="id99" draw:layer="layout" svg:width="7.633cm" svg:height="1.025cm" svg:x="48.75cm" svg:y="52.147cm">
          <draw:text-box>
            <text:p>Slaughter Some Pfhor</text:p>
          </draw:text-box>
        </draw:frame>
        <draw:frame draw:style-name="gr48" draw:text-style-name="P20" xml:id="id100" draw:id="id100" draw:layer="layout" svg:width="5.9cm" svg:height="1.025cm" svg:x="49.649cm" svg:y="53.944cm">
          <draw:text-box>
            <text:p>Save The Colony</text:p>
          </draw:text-box>
        </draw:frame>
        <draw:connector draw:style-name="gr39" draw:text-style-name="P18" draw:layer="layout" draw:type="curve" svg:x1="52.693cm" svg:y1="30.914cm" svg:x2="52.597cm" svg:y2="31.239cm" draw:start-shape="id86" draw:start-glue-point="2" draw:end-shape="id87" draw:end-glue-point="0" svg:d="M52693 30914c0 244-96 82-96 325" svg:viewBox="0 0 97 326">
          <text:p/>
        </draw:connector>
        <draw:connector draw:style-name="gr39" draw:text-style-name="P18" draw:layer="layout" draw:type="curve" svg:x1="52.597cm" svg:y1="32.326cm" svg:x2="52.5cm" svg:y2="32.84cm" draw:start-shape="id87" draw:start-glue-point="2" draw:end-shape="id88" draw:end-glue-point="0" svg:d="M52597 32326c0 385-97 129-97 514" svg:viewBox="0 0 98 515">
          <text:p/>
        </draw:connector>
        <draw:connector draw:style-name="gr39" draw:text-style-name="P18" draw:layer="layout" draw:type="curve" svg:x1="47.53cm" svg:y1="30.369cm" svg:x2="40.634cm" svg:y2="34.989cm" draw:start-shape="id86" draw:start-glue-point="3" draw:end-shape="id12" draw:end-glue-point="1" svg:d="M47530 30369c-5172 0-1724 4620-6896 4620" svg:viewBox="0 0 6897 4621">
          <text:p/>
        </draw:connector>
        <draw:connector draw:style-name="gr39" draw:text-style-name="P18" draw:layer="layout" draw:type="curve" svg:x1="48.3cm" svg:y1="31.782cm" svg:x2="40.634cm" svg:y2="34.989cm" draw:start-shape="id87" draw:start-glue-point="3" draw:end-shape="id12" draw:end-glue-point="1" svg:d="M48300 31782c-5749 0-1917 3207-7666 3207" svg:viewBox="0 0 7667 3208">
          <text:p/>
        </draw:connector>
        <draw:connector draw:style-name="gr39" draw:text-style-name="P18" draw:layer="layout" draw:type="curve" svg:x1="48.684cm" svg:y1="33.352cm" svg:x2="40.634cm" svg:y2="34.989cm" draw:start-shape="id88" draw:start-glue-point="3" draw:end-shape="id12" draw:end-glue-point="1" svg:d="M48684 33352c-6037 0-2013 1637-8050 1637" svg:viewBox="0 0 8051 1638">
          <text:p/>
        </draw:connector>
        <draw:frame draw:style-name="gr24" draw:text-style-name="P13" xml:id="id96" draw:id="id96" draw:layer="layout" svg:width="6.437cm" svg:height="0.962cm" svg:x="49.078cm" svg:y="34.443cm">
          <draw:text-box>
            <text:p>Neither High nor Low</text:p>
          </draw:text-box>
        </draw:frame>
        <draw:frame draw:style-name="gr25" draw:text-style-name="P15" xml:id="id95" draw:id="id95" draw:layer="layout" svg:width="6.509cm" svg:height="0.962cm" svg:x="49.013cm" svg:y="36.272cm">
          <draw:text-box>
            <text:p>Pfhor Your Eyes Only</text:p>
          </draw:text-box>
        </draw:frame>
        <draw:frame draw:style-name="gr26" draw:text-style-name="P15" xml:id="id94" draw:id="id94" draw:layer="layout" svg:width="6.027cm" svg:height="0.962cm" svg:x="49.271cm" svg:y="38.132cm">
          <draw:text-box>
            <text:p>No Artificial Colours</text:p>
          </draw:text-box>
        </draw:frame>
        <draw:frame draw:style-name="gr27" draw:text-style-name="P15" xml:id="id92" draw:id="id92" draw:layer="layout" svg:width="4.265cm" svg:height="0.962cm" svg:x="50.135cm" svg:y="39.863cm">
          <draw:text-box>
            <text:p>Unpfhorgiven</text:p>
          </draw:text-box>
        </draw:frame>
        <draw:frame draw:style-name="gr30" draw:text-style-name="P15" xml:id="id89" draw:id="id89" draw:layer="layout" svg:width="3.211cm" svg:height="0.962cm" svg:x="50.681cm" svg:y="45.219cm">
          <draw:text-box>
            <text:p>Eupfhoria</text:p>
          </draw:text-box>
        </draw:frame>
        <draw:frame draw:style-name="gr31" draw:text-style-name="P15" xml:id="id90" draw:id="id90" draw:layer="layout" svg:width="4.443cm" svg:height="0.962cm" svg:x="50.102cm" svg:y="46.887cm">
          <draw:text-box>
            <text:p>Pfhorapfhobia</text:p>
          </draw:text-box>
        </draw:frame>
        <draw:frame draw:style-name="gr32" draw:text-style-name="P15" xml:id="id97" draw:id="id97" draw:layer="layout" svg:width="7.203cm" svg:height="0.962cm" svg:x="48.757cm" svg:y="48.715cm">
          <draw:text-box>
            <text:p>Ain’t got Time Pfhor this</text:p>
          </draw:text-box>
        </draw:frame>
        <draw:connector draw:style-name="gr36" draw:text-style-name="P17" draw:layer="layout" draw:type="curve" svg:x1="52.286cm" svg:y1="46.181cm" svg:x2="52.323cm" svg:y2="46.887cm" draw:start-shape="id89" draw:start-glue-point="2" draw:end-shape="id90" draw:end-glue-point="0" svg:d="M52286 46181c0 529 37 177 37 706" svg:viewBox="0 0 38 707">
          <text:p/>
        </draw:connector>
        <draw:connector draw:style-name="gr36" draw:text-style-name="P17" draw:layer="layout" draw:type="curve" svg:x1="52.384cm" svg:y1="44.611cm" svg:x2="52.286cm" svg:y2="45.219cm" draw:start-shape="id91" draw:start-glue-point="2" draw:end-shape="id89" draw:end-glue-point="0" svg:d="M52384 44611c0 456-98 152-98 608" svg:viewBox="0 0 99 609">
          <text:p/>
        </draw:connector>
        <draw:connector draw:style-name="gr36" draw:text-style-name="P17" draw:layer="layout" draw:type="curve" svg:x1="52.267cm" svg:y1="40.825cm" svg:x2="52.339cm" svg:y2="41.788cm" draw:start-shape="id92" draw:start-glue-point="2" draw:end-shape="id93" draw:end-glue-point="0" svg:d="M52267 40825c0 723 72 242 72 963" svg:viewBox="0 0 73 964">
          <text:p/>
        </draw:connector>
        <draw:connector draw:style-name="gr36" draw:text-style-name="P17" draw:layer="layout" draw:type="curve" svg:x1="52.284cm" svg:y1="39.094cm" svg:x2="52.267cm" svg:y2="39.863cm" draw:start-shape="id94" draw:start-glue-point="2" draw:end-shape="id92" draw:end-glue-point="0" svg:d="M52284 39094c0 577-17 193-17 769" svg:viewBox="0 0 18 770">
          <text:p/>
        </draw:connector>
        <draw:connector draw:style-name="gr36" draw:text-style-name="P17" draw:layer="layout" draw:type="curve" svg:x1="52.267cm" svg:y1="37.234cm" svg:x2="52.284cm" svg:y2="38.132cm" draw:start-shape="id95" draw:start-glue-point="2" draw:end-shape="id94" draw:end-glue-point="0" svg:d="M52267 37234c0 673 17 225 17 898" svg:viewBox="0 0 18 899">
          <text:p/>
        </draw:connector>
        <draw:connector draw:style-name="gr36" draw:text-style-name="P17" draw:layer="layout" draw:type="curve" svg:x1="52.296cm" svg:y1="35.405cm" svg:x2="52.267cm" svg:y2="36.272cm" draw:start-shape="id96" draw:start-glue-point="2" draw:end-shape="id95" draw:end-glue-point="0" svg:d="M52296 35405c0 651-29 218-29 867" svg:viewBox="0 0 30 868">
          <text:p/>
        </draw:connector>
        <draw:connector draw:style-name="gr39" draw:text-style-name="P18" draw:layer="layout" draw:type="curve" svg:x1="52.323cm" svg:y1="47.849cm" svg:x2="52.358cm" svg:y2="48.715cm" draw:start-shape="id90" draw:start-glue-point="2" draw:end-shape="id97" draw:end-glue-point="0" svg:d="M52323 47849c0 649 35 217 35 866" svg:viewBox="0 0 36 867">
          <text:p/>
        </draw:connector>
        <draw:frame draw:style-name="gr28" draw:text-style-name="P15" xml:id="id93" draw:id="id93" draw:layer="layout" svg:width="7.487cm" svg:height="0.962cm" svg:x="48.596cm" svg:y="41.788cm">
          <draw:text-box>
            <text:p>Two Times Two Equals...</text:p>
          </draw:text-box>
        </draw:frame>
        <draw:frame draw:style-name="gr29" draw:text-style-name="P15" xml:id="id91" draw:id="id91" draw:layer="layout" svg:width="7.059cm" svg:height="0.962cm" svg:x="48.855cm" svg:y="43.649cm">
          <draw:text-box>
            <text:p>Beware of Low Flying...</text:p>
          </draw:text-box>
        </draw:frame>
        <draw:connector draw:style-name="gr39" draw:text-style-name="P18" draw:layer="layout" draw:type="curve" svg:x1="52.339cm" svg:y1="42.75cm" svg:x2="52.384cm" svg:y2="43.649cm" draw:start-shape="id93" draw:start-glue-point="2" draw:end-shape="id91" draw:end-glue-point="0" svg:d="M52339 42750c0 675 45 226 45 899" svg:viewBox="0 0 46 900">
          <text:p/>
        </draw:connector>
        <draw:connector draw:style-name="gr39" draw:text-style-name="P18" draw:layer="layout" draw:type="curve" svg:x1="52.5cm" svg:y1="33.865cm" svg:x2="52.296cm" svg:y2="34.443cm" draw:start-shape="id88" draw:start-glue-point="2" draw:end-shape="id96" draw:end-glue-point="0" svg:d="M52500 33865c0 433-204 145-204 578" svg:viewBox="0 0 205 579">
          <text:p/>
        </draw:connector>
        <draw:frame draw:style-name="gr33" draw:text-style-name="P16" xml:id="id98" draw:id="id98" draw:layer="layout" svg:width="8.063cm" svg:height="0.962cm" svg:x="48.723cm" svg:y="50.444cm">
          <draw:text-box>
            <text:p>Welcome to the Revolution</text:p>
          </draw:text-box>
        </draw:frame>
        <draw:frame draw:style-name="gr34" draw:text-style-name="P16" xml:id="id101" draw:id="id101" draw:layer="layout" svg:width="3.148cm" svg:height="0.962cm" svg:x="50.809cm" svg:y="55.639cm">
          <draw:text-box>
            <text:p>Try Again</text:p>
          </draw:text-box>
        </draw:frame>
        <draw:connector draw:style-name="gr39" draw:text-style-name="P18" draw:layer="layout" draw:type="curve" svg:x1="52.358cm" svg:y1="49.677cm" svg:x2="52.754cm" svg:y2="50.444cm" draw:start-shape="id97" draw:start-glue-point="2" draw:end-shape="id98" draw:end-glue-point="0" svg:d="M52358 49677c0 576 396 193 396 767" svg:viewBox="0 0 397 768">
          <text:p/>
        </draw:connector>
        <draw:connector draw:style-name="gr39" draw:text-style-name="P18" draw:layer="layout" draw:type="curve" svg:x1="52.754cm" svg:y1="51.406cm" svg:x2="52.566cm" svg:y2="52.147cm" draw:start-shape="id98" draw:start-glue-point="2" draw:end-shape="id99" draw:end-glue-point="0" svg:d="M52754 51406c0 556-188 186-188 741" svg:viewBox="0 0 189 742">
          <text:p/>
        </draw:connector>
        <draw:connector draw:style-name="gr39" draw:text-style-name="P18" draw:layer="layout" draw:type="curve" svg:x1="52.566cm" svg:y1="53.172cm" svg:x2="52.599cm" svg:y2="53.944cm" draw:start-shape="id99" draw:start-glue-point="2" draw:end-shape="id100" draw:end-glue-point="0" svg:d="M52566 53172c0 579 33 193 33 772" svg:viewBox="0 0 34 773">
          <text:p/>
        </draw:connector>
        <draw:frame draw:style-name="gr35" draw:text-style-name="P16" xml:id="id102" draw:id="id102" draw:layer="layout" svg:width="4.833cm" svg:height="0.962cm" svg:x="49.977cm" svg:y="56.989cm">
          <draw:text-box>
            <text:p>Ingue Ferroque</text:p>
          </draw:text-box>
        </draw:frame>
        <draw:connector draw:style-name="gr39" draw:text-style-name="P18" draw:layer="layout" draw:type="curve" svg:x1="52.383cm" svg:y1="56.601cm" svg:x2="52.393cm" svg:y2="56.989cm" draw:start-shape="id101" draw:start-glue-point="2" draw:end-shape="id102" draw:end-glue-point="0" svg:d="M52383 56601c0 291 10 97 10 388" svg:viewBox="0 0 11 389">
          <text:p/>
        </draw:connector>
        <draw:connector draw:style-name="gr39" draw:text-style-name="P18" draw:layer="layout" draw:type="curve" svg:x1="52.599cm" svg:y1="54.969cm" svg:x2="52.383cm" svg:y2="55.639cm" draw:start-shape="id100" draw:start-glue-point="2" draw:end-shape="id101" draw:end-glue-point="0" svg:d="M52599 54969c0 502-216 168-216 670" svg:viewBox="0 0 217 671">
          <text:p/>
        </draw:connector>
        <draw:connector draw:style-name="gr39" draw:text-style-name="P18" draw:layer="layout" draw:type="curve" svg:x1="50.102cm" svg:y1="47.368cm" svg:x2="34.499cm" svg:y2="53.911cm" draw:start-shape="id90" draw:start-glue-point="3" draw:end-shape="id82" draw:end-glue-point="0" svg:d="M50102 47368c-10402 0-15603 2181-15603 6543" svg:viewBox="0 0 15604 6544">
          <text:p/>
        </draw:connector>
        <draw:connector draw:style-name="gr39" draw:text-style-name="P18" draw:layer="layout" draw:type="curve" svg:x1="48.757cm" svg:y1="49.196cm" svg:x2="34.499cm" svg:y2="53.911cm" draw:start-shape="id97" draw:start-glue-point="3" draw:end-shape="id82" draw:end-glue-point="0" svg:d="M48757 49196c-9506 0-14258 1571-14258 4715" svg:viewBox="0 0 14259 4716">
          <text:p/>
        </draw:connector>
        <draw:connector draw:style-name="gr39" draw:text-style-name="P18" draw:layer="layout" draw:type="curve" svg:x1="48.75cm" svg:y1="52.659cm" svg:x2="42.669cm" svg:y2="54.966cm" draw:start-shape="id99" draw:start-glue-point="3" draw:end-shape="id1" draw:end-glue-point="1" svg:d="M48750 52659c-4560 0-1520 2307-6081 2307" svg:viewBox="0 0 6082 2308">
          <text:p/>
        </draw:connector>
        <draw:connector draw:style-name="gr39" draw:text-style-name="P18" draw:layer="layout" draw:type="curve" svg:x1="49.649cm" svg:y1="54.456cm" svg:x2="42.669cm" svg:y2="54.966cm" draw:start-shape="id100" draw:start-glue-point="3" draw:end-shape="id1" draw:end-glue-point="1" svg:d="M49649 54456c-5235 0-1745 510-6980 510" svg:viewBox="0 0 6981 511">
          <text:p/>
        </draw:connector>
        <draw:connector draw:style-name="gr39" draw:text-style-name="P18" draw:layer="layout" draw:type="curve" svg:x1="37.602cm" svg:y1="30.212cm" svg:x2="52.693cm" svg:y2="29.824cm" draw:start-shape="id13" draw:start-glue-point="2" draw:end-shape="id86" draw:end-glue-point="0" svg:d="M37602 30212c0 750 6155 500 6155-194s8936-944 8936-194" svg:viewBox="0 0 15092 130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Verdana" svg:font-family="Verdana" style:font-pitch="variable"/>
    <style:font-face style:name="Verdana1" svg:font-family="Verdana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84.1cm" fo:page-height="59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31T09:20:23.768466197</meta:creation-date>
    <dc:date>2018-01-31T14:06:46.818320788</dc:date>
    <meta:editing-duration>PT41M54S</meta:editing-duration>
    <meta:editing-cycles>2</meta:editing-cycles>
    <meta:generator>LibreOffice/5.2.7.2$Linux_X86_64 LibreOffice_project/20m0$Build-2</meta:generator>
    <meta:document-statistic meta:object-count="235"/>
  </office:meta>
</office:document-meta>
</file>